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8.78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1.4398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0.9898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0.9783in"/>
    </style:style>
    <style:style style:name="co16" style:family="table-column">
      <style:table-column-properties fo:break-before="auto" style:column-width="1.3972in"/>
    </style:style>
    <style:style style:name="co17" style:family="table-column">
      <style:table-column-properties fo:break-before="auto" style:column-width="1.3756in"/>
    </style:style>
    <style:style style:name="co18" style:family="table-column">
      <style:table-column-properties fo:break-before="auto" style:column-width="1.472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1.8902in"/>
    </style:style>
    <style:style style:name="co21" style:family="table-column">
      <style:table-column-properties fo:break-before="auto" style:column-width="1.8689in"/>
    </style:style>
    <style:style style:name="co22" style:family="table-column">
      <style:table-column-properties fo:break-before="auto" style:column-width="1.7937in"/>
    </style:style>
    <style:style style:name="co23" style:family="table-column">
      <style:table-column-properties fo:break-before="auto" style:column-width="1.1827in"/>
    </style:style>
    <style:style style:name="co24" style:family="table-column">
      <style:table-column-properties fo:break-before="auto" style:column-width="1.161in"/>
    </style:style>
    <style:style style:name="co25" style:family="table-column">
      <style:table-column-properties fo:break-before="auto" style:column-width="1.1398in"/>
    </style:style>
    <style:style style:name="co26" style:family="table-column">
      <style:table-column-properties fo:break-before="auto" style:column-width="1.1181in"/>
    </style:style>
    <style:style style:name="co27" style:family="table-column">
      <style:table-column-properties fo:break-before="auto" style:column-width="0.6035in"/>
    </style:style>
    <style:style style:name="co28" style:family="table-column">
      <style:table-column-properties fo:break-before="auto" style:column-width="1.1717in"/>
    </style:style>
    <style:style style:name="co29" style:family="table-column">
      <style:table-column-properties fo:break-before="auto" style:column-width="1.4827in"/>
    </style:style>
    <style:style style:name="co30" style:family="table-column">
      <style:table-column-properties fo:break-before="auto" style:column-width="1.461in"/>
    </style:style>
    <style:style style:name="co31" style:family="table-column">
      <style:table-column-properties fo:break-before="auto" style:column-width="1.4291in"/>
    </style:style>
    <style:style style:name="co32" style:family="table-column">
      <style:table-column-properties fo:break-before="auto" style:column-width="1.4075in"/>
    </style:style>
    <style:style style:name="co33" style:family="table-column">
      <style:table-column-properties fo:break-before="auto" style:column-width="1.0429in"/>
    </style:style>
    <style:style style:name="co34" style:family="table-column">
      <style:table-column-properties fo:break-before="auto" style:column-width="1.0752in"/>
    </style:style>
    <style:style style:name="co35" style:family="table-column">
      <style:table-column-properties fo:break-before="auto" style:column-width="1.0535in"/>
    </style:style>
    <style:style style:name="co36" style:family="table-column">
      <style:table-column-properties fo:break-before="auto" style:column-width="0.9465in"/>
    </style:style>
    <style:style style:name="co37" style:family="table-column">
      <style:table-column-properties fo:break-before="auto" style:column-width="1.2362in"/>
    </style:style>
    <style:style style:name="co38" style:family="table-column">
      <style:table-column-properties fo:break-before="auto" style:column-width="1.2146in"/>
    </style:style>
    <style:style style:name="co39" style:family="table-column">
      <style:table-column-properties fo:break-before="auto" style:column-width="0.9252in"/>
    </style:style>
    <style:style style:name="co40" style:family="table-column">
      <style:table-column-properties fo:break-before="auto" style:column-width="0.9035in"/>
    </style:style>
    <style:style style:name="co41" style:family="table-column">
      <style:table-column-properties fo:break-before="auto" style:column-width="1.3327in"/>
    </style:style>
    <style:style style:name="co42" style:family="table-column">
      <style:table-column-properties fo:break-before="auto" style:column-width="1.311in"/>
    </style:style>
    <style:style style:name="co43" style:family="table-column">
      <style:table-column-properties fo:break-before="auto" style:column-width="1.5575in"/>
    </style:style>
    <style:style style:name="co44" style:family="table-column">
      <style:table-column-properties fo:break-before="auto" style:column-width="1.5362in"/>
    </style:style>
    <style:style style:name="co45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tch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1xbet.whoscored.com/Matches/1485314/Live/England-Premier-League-2020-2021-Brighton-Sheffield-Uni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1xbet.whoscored.com/Matches/1485449/Live/England-Premier-League-2020-2021-Wolverhampton-Wanderers-Tottenh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1xbet.whoscored.com/Matches/1485346/Live/England-Premier-League-2020-2021-Leeds-Aston-Vil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1xbet.whoscored.com/Matches/1485223/Live/England-Premier-League-2020-2021-Wolverhampton-Wanderers-Fulh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1xbet.whoscored.com/Matches/1485528/Live/England-Premier-League-2020-2021-Leicester-West-Bromwich-Alb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1xbet.whoscored.com/Matches/1485465/Live/England-Premier-League-2020-2021-Tottenham-Fulh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1xbet.whoscored.com/Matches/1485201/Live/England-Premier-League-2020-2021-Newcastle-United-Bright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1xbet.whoscored.com/Matches/1485380/Live/England-Premier-League-2020-2021-Leicester-Southampt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1xbet.whoscored.com/Matches/1485218/Live/England-Premier-League-2020-2021-Leeds-Manchester-Ci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1xbet.whoscored.com/Matches/1485486/Live/England-Premier-League-2020-2021-Leeds-Sheffield-Uni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1xbet.whoscored.com/Matches/1485357/Live/England-Premier-League-2020-2021-Manchester-United-Southampt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1xbet.whoscored.com/Matches/1485214/Live/England-Premier-League-2020-2021-Arsenal-Sheffield-Unit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1xbet.whoscored.com/Matches/1485539/Live/England-Premier-League-2020-2021-Everton-Wolverhampton-Wanderer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1xbet.whoscored.com/Matches/1485511/Live/England-Premier-League-2020-2021-Brighton-West-H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1xbet.whoscored.com/Matches/1485427/Live/England-Premier-League-2020-2021-Brighton-Newcastle-Unit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1xbet.whoscored.com/Matches/1485234/Live/England-Premier-League-2020-2021-Arsenal-Leices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1xbet.whoscored.com/Matches/1485447/Live/England-Premier-League-2020-2021-Sheffield-United-Evert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1xbet.whoscored.com/Matches/1485219/Live/England-Premier-League-2020-2021-Leicester-West-Ha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1xbet.whoscored.com/Matches/1485479/Live/England-Premier-League-2020-2021-Everton-Aston-Vill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1xbet.whoscored.com/Matches/1485439/Live/England-Premier-League-2020-2021-Liverpool-Chelse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1xbet.whoscored.com/Matches/1485385/Live/England-Premier-League-2020-2021-Sheffield-United-Southampt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1xbet.whoscored.com/Matches/1485395/Live/England-Premier-League-2020-2021-Wolverhampton-Wanderers-West-Bromwich-Alb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1xbet.whoscored.com/Matches/1485413/Live/England-Premier-League-2020-2021-Chelsea-Wolverhampton-Wanderer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1xbet.whoscored.com/Matches/1485437/Live/England-Premier-League-2020-2021-Crystal-Palace-Wolverhampton-Wanderer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1xbet.whoscored.com/Matches/1485452/Live/England-Premier-League-2020-2021-Burnley-Sheffield-Unit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1xbet.whoscored.com/Matches/1485359/Live/England-Premier-League-2020-2021-Wolverhampton-Wanderers-Evert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1xbet.whoscored.com/Matches/1485313/Live/England-Premier-League-2020-2021-Manchester-City-West-Bromwich-Albi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s://1xbet.whoscored.com/Matches/1485258/Live/England-Premier-League-2020-2021-Brighton-Southampt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1xbet.whoscored.com/Matches/1485284/Live/England-Premier-League-2020-2021-Leeds-West-Ha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1xbet.whoscored.com/Matches/1485513/Live/England-Premier-League-2020-2021-Burnley-Leed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s://1xbet.whoscored.com/Matches/1485376/Live/England-Premier-League-2020-2021-Chelsea-Evert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s://1xbet.whoscored.com/Matches/1485466/Live/England-Premier-League-2020-2021-West-Bromwich-Albion-Leed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1xbet.whoscored.com/Matches/1485237/Live/England-Premier-League-2020-2021-Burnley-Tottenha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1xbet.whoscored.com/Matches/1485247/Live/England-Premier-League-2020-2021-West-Ham-Manchester-Cit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1xbet.whoscored.com/Matches/1485316/Live/England-Premier-League-2020-2021-Chelsea-West-Ha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1xbet.whoscored.com/Matches/1485478/Live/England-Premier-League-2020-2021-Arsenal-Liverpoo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1xbet.whoscored.com/Matches/1485406/Live/England-Premier-League-2020-2021-Fulham-Manchester-Cit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s://1xbet.whoscored.com/Matches/1485523/Live/England-Premier-League-2020-2021-Newcastle-United-Manchester-Cit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s://1xbet.whoscored.com/Matches/1485508/Live/England-Premier-League-2020-2021-Manchester-City-Leed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s://1xbet.whoscored.com/Matches/1485319/Live/England-Premier-League-2020-2021-Manchester-United-Leed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s://1xbet.whoscored.com/Matches/1485278/Live/England-Premier-League-2020-2021-Crystal-Palace-Tottenha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s://1xbet.whoscored.com/Matches/1485515/Live/England-Premier-League-2020-2021-Everton-Sheffield-Unit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s://1xbet.whoscored.com/Matches/1485435/Live/England-Premier-League-2020-2021-Brighton-Crystal-Pala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s://1xbet.whoscored.com/Matches/1485428/Live/England-Premier-League-2020-2021-Arsenal-Manchester-Unite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s://1xbet.whoscored.com/Matches/1485377/Live/England-Premier-League-2020-2021-Leeds-Bright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s://1xbet.whoscored.com/Matches/1485482/Live/England-Premier-League-2020-2021-Chelsea-West-Bromwich-Albi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s://1xbet.whoscored.com/Matches/1485354/Live/England-Premier-League-2020-2021-Wolverhampton-Wanderers-Arsen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s://1xbet.whoscored.com/Matches/1485342/Live/England-Premier-League-2020-2021-Burnley-Manchester-Cit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s://1xbet.whoscored.com/Matches/1485541/Live/England-Premier-League-2020-2021-Manchester-United-Fulh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s://1xbet.whoscored.com/Matches/1485277/Live/England-Premier-League-2020-2021-Crystal-Palace-Leed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s://1xbet.whoscored.com/Matches/1485463/Live/England-Premier-League-2020-2021-Leeds-Burnle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s://1xbet.whoscored.com/Matches/1485363/Live/England-Premier-League-2020-2021-Tottenham-Chelse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s://1xbet.whoscored.com/Matches/1485317/Live/England-Premier-League-2020-2021-Crystal-Palace-Liverpoo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s://1xbet.whoscored.com/Matches/1485305/Live/England-Premier-League-2020-2021-Sheffield-United-West-Ha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s://1xbet.whoscored.com/Matches/1485199/Live/England-Premier-League-2020-2021-Leicester-Burnle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s://1xbet.whoscored.com/Matches/1485349/Live/England-Premier-League-2020-2021-Leicester-Arsen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s://1xbet.whoscored.com/Matches/1485293/Live/England-Premier-League-2020-2021-Burnley-Crystal-Palac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s://1xbet.whoscored.com/Matches/1485402/Live/England-Premier-League-2020-2021-Brighton-Aston-Vill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s://1xbet.whoscored.com/Matches/1485475/Live/England-Premier-League-2020-2021-Chelsea-Fulha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s://1xbet.whoscored.com/Matches/1485500/Live/England-Premier-League-2020-2021-Burnley-Newcastle-Unite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s://1xbet.whoscored.com/Matches/1485469/Live/England-Premier-League-2020-2021-Chelsea-Manchester-Cit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s://1xbet.whoscored.com/Matches/1485503/Live/England-Premier-League-2020-2021-Manchester-City-Chelse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s://1xbet.whoscored.com/Matches/1485204/Live/England-Premier-League-2020-2021-Brighton-Manchester-Unit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s://1xbet.whoscored.com/Matches/1485432/Live/England-Premier-League-2020-2021-Aston-Villa-Leicest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s://1xbet.whoscored.com/Matches/1485329/Live/England-Premier-League-2020-2021-Southampton-Liverpoo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s://1xbet.whoscored.com/Matches/1485312/Live/England-Premier-League-2020-2021-Liverpool-Tottenha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s://1xbet.whoscored.com/Matches/1485323/Live/England-Premier-League-2020-2021-Manchester-United-Aston-Vill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s://1xbet.whoscored.com/Matches/1485414/Live/England-Premier-League-2020-2021-Leicester-Liverpoo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s://1xbet.whoscored.com/Matches/1485408/Live/England-Premier-League-2020-2021-Crystal-Palace-Burnle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s://1xbet.whoscored.com/Matches/1485507/Live/England-Premier-League-2020-2021-West-Ham-Evert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s://1xbet.whoscored.com/Matches/1485299/Live/England-Premier-League-2020-2021-Liverpool-Leiceste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s://1xbet.whoscored.com/Matches/1485558/Live/England-Premier-League-2020-2021-Leicester-Tottenh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s://1xbet.whoscored.com/Matches/1485222/Live/England-Premier-League-2020-2021-Southampton-West-Bromwich-Albi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s://1xbet.whoscored.com/Matches/1485372/Live/England-Premier-League-2020-2021-Burnley-Bright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s://1xbet.whoscored.com/Matches/1485543/Live/England-Premier-League-2020-2021-Newcastle-United-Sheffield-Unite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s://1xbet.whoscored.com/Matches/1485367/Live/England-Premier-League-2020-2021-Aston-Villa-Wolverhampton-Wanderer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s://1xbet.whoscored.com/Matches/1485490/Live/England-Premier-League-2020-2021-Manchester-United-Bright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s://1xbet.whoscored.com/Matches/1485525/Live/England-Premier-League-2020-2021-Southampton-Fulha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s://1xbet.whoscored.com/Matches/1485526/Live/England-Premier-League-2020-2021-Leeds-Liverpoo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s://1xbet.whoscored.com/Matches/1485509/Live/England-Premier-League-2020-2021-Wolverhampton-Wanderers-Bright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s://1xbet.whoscored.com/Matches/1485521/Live/England-Premier-League-2020-2021-Chelsea-Arsen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s://1xbet.whoscored.com/Matches/1485300/Live/England-Premier-League-2020-2021-Fulham-Bright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s://1xbet.whoscored.com/Matches/1485548/Live/England-Premier-League-2020-2021-Liverpool-Newcastle-Unite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s://1xbet.whoscored.com/Matches/1485553/Live/England-Premier-League-2020-2021-Aston-Villa-Chelse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s://1xbet.whoscored.com/Matches/1485187/Live/England-Premier-League-2020-2021-Fulham-Arsen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s://1xbet.whoscored.com/Matches/1485423/Live/England-Premier-League-2020-2021-West-Bromwich-Albion-Manchester-Unite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s://1xbet.whoscored.com/Matches/1485534/Live/England-Premier-League-2020-2021-Southampton-Crystal-Palac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s://1xbet.whoscored.com/Matches/1485379/Live/England-Premier-League-2020-2021-Liverpool-Fulh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s://1xbet.whoscored.com/Matches/1485195/Live/England-Premier-League-2020-2021-Aston-Villa-Sheffield-Unite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s://1xbet.whoscored.com/Matches/1485306/Live/England-Premier-League-2020-2021-Sheffield-United-Manchester-Unite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s://1xbet.whoscored.com/Matches/1485501/Live/England-Premier-League-2020-2021-Liverpool-Southampt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s://1xbet.whoscored.com/Matches/1485240/Live/England-Premier-League-2020-2021-Chelsea-Tottenha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s://1xbet.whoscored.com/Matches/1485289/Live/England-Premier-League-2020-2021-West-Ham-Fulha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s://1xbet.whoscored.com/Matches/1485436/Live/England-Premier-League-2020-2021-Fulham-Leed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s://1xbet.whoscored.com/Matches/1485309/Live/England-Premier-League-2020-2021-Wolverhampton-Wanderers-Southampto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s://1xbet.whoscored.com/Matches/1485217/Live/England-Premier-League-2020-2021-Everton-Bright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s://1xbet.whoscored.com/Matches/1485542/Live/England-Premier-League-2020-2021-Fulham-Tottenha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s://1xbet.whoscored.com/Matches/1485554/Live/England-Premier-League-2020-2021-West-Ham-Chelse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s://1xbet.whoscored.com/Matches/1485250/Live/England-Premier-League-2020-2021-Southampton-Manchester-Unite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s://1xbet.whoscored.com/Matches/1485369/Live/England-Premier-League-2020-2021-Aston-Villa-Arsen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s://1xbet.whoscored.com/Matches/1485263/Live/England-Premier-League-2020-2021-Newcastle-United-Evert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s://1xbet.whoscored.com/Matches/1485491/Live/England-Premier-League-2020-2021-Arsenal-West-Bromwich-Alb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s://1xbet.whoscored.com/Matches/1485245/Live/England-Premier-League-2020-2021-Southampton-Evert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ttps://1xbet.whoscored.com/Matches/1485366/Live/England-Premier-League-2020-2021-Liverpool-Brighto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s://1xbet.whoscored.com/Matches/1485516/Live/England-Premier-League-2020-2021-West-Ham-Leiceste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ttps://1xbet.whoscored.com/Matches/1485334/Live/England-Premier-League-2020-2021-Wolverhampton-Wanderers-Leed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tps://1xbet.whoscored.com/Matches/1485545/Live/England-Premier-League-2020-2021-Southampton-Leed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s://1xbet.whoscored.com/Matches/1485495/Live/England-Premier-League-2020-2021-Fulham-Burnley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ttps://1xbet.whoscored.com/Matches/1485348/Live/England-Premier-League-2020-2021-Leeds-Everto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s://1xbet.whoscored.com/Matches/1485280/Live/England-Premier-League-2020-2021-Everton-Chelse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s://1xbet.whoscored.com/Matches/1485424/Live/England-Premier-League-2020-2021-Wolverhampton-Wanderers-Liverpoo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ttps://1xbet.whoscored.com/Matches/1485557/Live/England-Premier-League-2020-2021-Leeds-West-Bromwich-Albio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ttps://1xbet.whoscored.com/Matches/1485362/Live/England-Premier-League-2020-2021-Liverpool-Burnley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ttps://1xbet.whoscored.com/Matches/1485459/Live/England-Premier-League-2020-2021-Aston-Villa-Crystal-Palac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ttps://1xbet.whoscored.com/Matches/1485355/Live/England-Premier-League-2020-2021-Newcastle-United-Wolverhampton-Wanderer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s://1xbet.whoscored.com/Matches/1485411/Live/England-Premier-League-2020-2021-Everton-Fulha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ttps://1xbet.whoscored.com/Matches/1485387/Live/England-Premier-League-2020-2021-Newcastle-United-Southampto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ttps://1xbet.whoscored.com/Matches/1485474/Live/England-Premier-League-2020-2021-West-Bromwich-Albion-Everto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ttps://1xbet.whoscored.com/Matches/1485261/Live/England-Premier-League-2020-2021-Manchester-United-Arsena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s://1xbet.whoscored.com/Matches/1485419/Live/England-Premier-League-2020-2021-Southampton-Arsena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ttps://1xbet.whoscored.com/Matches/1485189/Live/England-Premier-League-2020-2021-Tottenham-Everto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ttps://1xbet.whoscored.com/Matches/1485434/Live/England-Premier-League-2020-2021-Chelsea-Burnley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ttps://1xbet.whoscored.com/Matches/1485442/Live/England-Premier-League-2020-2021-Liverpool-Everto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ttps://1xbet.whoscored.com/Matches/1485533/Live/England-Premier-League-2020-2021-Burnley-Liverpoo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tps://1xbet.whoscored.com/Matches/1485308/Live/England-Premier-League-2020-2021-West-Ham-Crystal-Palac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ttps://1xbet.whoscored.com/Matches/1485331/Live/England-Premier-League-2020-2021-West-Ham-Tottenham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s://1xbet.whoscored.com/Matches/1485446/Live/England-Premier-League-2020-2021-Manchester-City-Newcastle-Unite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ttps://1xbet.whoscored.com/Matches/1485225/Live/England-Premier-League-2020-2021-Crystal-Palace-Brighto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ttps://1xbet.whoscored.com/Matches/1485386/Live/England-Premier-League-2020-2021-Manchester-City-Crystal-Palac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ttps://1xbet.whoscored.com/Matches/1485519/Live/England-Premier-League-2020-2021-West-Bromwich-Albion-Liverpoo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ttps://1xbet.whoscored.com/Matches/1485260/Live/England-Premier-League-2020-2021-Burnley-Everto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ttps://1xbet.whoscored.com/Matches/1485440/Live/England-Premier-League-2020-2021-Fulham-Sheffield-Unite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ttps://1xbet.whoscored.com/Matches/1485544/Live/England-Premier-League-2020-2021-Leeds-Manchester-Unite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ttps://1xbet.whoscored.com/Matches/1485254/Live/England-Premier-League-2020-2021-West-Ham-Aston-Vill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ttps://1xbet.whoscored.com/Matches/1485393/Live/England-Premier-League-2020-2021-Tottenham-West-Bromwich-Albio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ttps://1xbet.whoscored.com/Matches/1485315/Live/England-Premier-League-2020-2021-Burnley-Wolverhampton-Wanderer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ttps://1xbet.whoscored.com/Matches/1485253/Live/England-Premier-League-2020-2021-Burnley-Chelse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ttps://1xbet.whoscored.com/Matches/1485493/Live/England-Premier-League-2020-2021-Aston-Villa-Manchester-Unite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ttps://1xbet.whoscored.com/Matches/1485473/Live/England-Premier-League-2020-2021-Burnley-West-Ha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ttps://1xbet.whoscored.com/Matches/1485227/Live/England-Premier-League-2020-2021-Leeds-Wolverhampton-Wanderer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ttps://1xbet.whoscored.com/Matches/1485303/Live/England-Premier-League-2020-2021-Newcastle-United-Chelse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ttps://1xbet.whoscored.com/Matches/1485444/Live/England-Premier-League-2020-2021-Leicester-Manchester-Unite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ttps://1xbet.whoscored.com/Matches/1485255/Live/England-Premier-League-2020-2021-Fulham-West-Bromwich-Albio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ttps://1xbet.whoscored.com/Matches/1485462/Live/England-Premier-League-2020-2021-Newcastle-United-Liverpoo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ttps://1xbet.whoscored.com/Matches/1485373/Live/England-Premier-League-2020-2021-Burnley-Arsena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ttps://1xbet.whoscored.com/Matches/1485535/Live/England-Premier-League-2020-2021-Chelsea-Leicest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ttps://1xbet.whoscored.com/Matches/1485492/Live/England-Premier-League-2020-2021-Newcastle-United-Tottenh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ttps://1xbet.whoscored.com/Matches/1485546/Live/England-Premier-League-2020-2021-Leicester-Crystal-Palac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ttps://1xbet.whoscored.com/Matches/1485194/Live/England-Premier-League-2020-2021-Arsenal-West-H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ttps://1xbet.whoscored.com/Matches/1485356/Live/England-Premier-League-2020-2021-West-Ham-West-Bromwich-Alb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ttps://1xbet.whoscored.com/Matches/1485407/Live/England-Premier-League-2020-2021-Manchester-United-Sheffield-Unite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ttps://1xbet.whoscored.com/Matches/1485510/Live/England-Premier-League-2020-2021-Sheffield-United-Arsena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s://1xbet.whoscored.com/Matches/1485291/Live/England-Premier-League-2020-2021-Aston-Villa-Brighto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ttps://1xbet.whoscored.com/Matches/1485461/Live/England-Premier-League-2020-2021-Fulham-Southampt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ps://1xbet.whoscored.com/Matches/1485184/Live/England-Premier-League-2020-2021-Burnley-Manchester-Unite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ttps://1xbet.whoscored.com/Matches/1485269/Live/England-Premier-League-2020-2021-Wolverhampton-Wanderers-Crystal-Palac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ttps://1xbet.whoscored.com/Matches/1485229/Live/England-Premier-League-2020-2021-Manchester-City-Arsena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ttps://1xbet.whoscored.com/Matches/1485382/Live/England-Premier-League-2020-2021-Manchester-City-Manchester-United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ttps://1xbet.whoscored.com/Matches/1485206/Live/England-Premier-League-2020-2021-Crystal-Palace-Everto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ttps://1xbet.whoscored.com/Matches/1485517/Live/England-Premier-League-2020-2021-Manchester-United-Leicest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ttps://1xbet.whoscored.com/Matches/1485370/Live/England-Premier-League-2020-2021-Brighton-Leiceste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ttps://1xbet.whoscored.com/Matches/1485389/Live/England-Premier-League-2020-2021-Sheffield-United-Tottenham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ttps://1xbet.whoscored.com/Matches/1485421/Live/England-Premier-League-2020-2021-Southampton-Brighto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ttps://1xbet.whoscored.com/Matches/1485226/Live/England-Premier-League-2020-2021-Everton-Liverpoo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ttps://1xbet.whoscored.com/Matches/1485286/Live/England-Premier-League-2020-2021-Leicester-Brighto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ttps://1xbet.whoscored.com/Matches/1485321/Live/England-Premier-League-2020-2021-Everton-West-Ha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ttps://1xbet.whoscored.com/Matches/1485327/Live/England-Premier-League-2020-2021-Manchester-City-Sheffield-United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ttps://1xbet.whoscored.com/Matches/1485213/Live/England-Premier-League-2020-2021-West-Ham-Wolverhampton-Wanderer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ttps://1xbet.whoscored.com/Matches/1485333/Live/England-Premier-League-2020-2021-West-Bromwich-Albion-Fulham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ttps://1xbet.whoscored.com/Matches/1485405/Live/England-Premier-League-2020-2021-Chelsea-Newcastle-United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ttps://1xbet.whoscored.com/Matches/1485468/Live/England-Premier-League-2020-2021-Burnley-Fulha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https://1xbet.whoscored.com/Matches/1485216/Live/England-Premier-League-2020-2021-Chelsea-Crystal-Palac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ttps://1xbet.whoscored.com/Matches/1485417/Live/England-Premier-League-2020-2021-Manchester-City-Tottenha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ttps://1xbet.whoscored.com/Matches/1485484/Live/England-Premier-League-2020-2021-Everton-Crystal-Palac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ttps://1xbet.whoscored.com/Matches/1485279/Live/England-Premier-League-2020-2021-Everton-Manchester-Unite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ttps://1xbet.whoscored.com/Matches/1485563/Live/England-Premier-League-2020-2021-Wolverhampton-Wanderers-Manchester-Unite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ttps://1xbet.whoscored.com/Matches/1485464/Live/England-Premier-League-2020-2021-Southampton-West-Ham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ttps://1xbet.whoscored.com/Matches/1485487/Live/England-Premier-League-2020-2021-Tottenham-Sheffield-United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ttps://1xbet.whoscored.com/Matches/1485290/Live/England-Premier-League-2020-2021-Newcastle-United-West-Bromwich-Albio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ttps://1xbet.whoscored.com/Matches/1485302/Live/England-Premier-League-2020-2021-Leeds-Newcastle-United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ttps://1xbet.whoscored.com/Matches/1485399/Live/England-Premier-League-2020-2021-Arsenal-Leed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ttps://1xbet.whoscored.com/Matches/1485273/Live/England-Premier-League-2020-2021-Brighton-Burnle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https://1xbet.whoscored.com/Matches/1485272/Live/England-Premier-League-2020-2021-West-Bromwich-Albion-Crystal-Palac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ttps://1xbet.whoscored.com/Matches/1485527/Live/England-Premier-League-2020-2021-Tottenham-Wolverhampton-Wanderer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ttps://1xbet.whoscored.com/Matches/1485504/Live/England-Premier-League-2020-2021-Fulham-Wolverhampton-Wanderer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ttps://1xbet.whoscored.com/Matches/1485352/Live/England-Premier-League-2020-2021-Manchester-City-West-Ha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ttps://1xbet.whoscored.com/Matches/1485483/Live/England-Premier-League-2020-2021-Newcastle-United-Arsena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ttps://1xbet.whoscored.com/Matches/1485529/Live/England-Premier-League-2020-2021-Crystal-Palace-Aston-Vill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ttps://1xbet.whoscored.com/Matches/1485498/Live/England-Premier-League-2020-2021-Brighton-Everto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ttps://1xbet.whoscored.com/Matches/1485371/Live/England-Premier-League-2020-2021-Aston-Villa-Everto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ttps://1xbet.whoscored.com/Matches/1485364/Live/England-Premier-League-2020-2021-West-Bromwich-Albion-Brighto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https://1xbet.whoscored.com/Matches/1485448/Live/England-Premier-League-2020-2021-West-Ham-Brighto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ttps://1xbet.whoscored.com/Matches/1485532/Live/England-Premier-League-2020-2021-Newcastle-United-West-Ha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ttps://1xbet.whoscored.com/Matches/1485297/Live/England-Premier-League-2020-2021-Leeds-Arsenal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ttps://1xbet.whoscored.com/Matches/1485251/Live/England-Premier-League-2020-2021-Aston-Villa-Southampto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https://1xbet.whoscored.com/Matches/1485412/Live/England-Premier-League-2020-2021-Leicester-Sheffield-Unite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ttps://1xbet.whoscored.com/Matches/1485559/Live/England-Premier-League-2020-2021-Liverpool-Crystal-Palac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ttps://1xbet.whoscored.com/Matches/1485193/Live/England-Premier-League-2020-2021-Sheffield-United-Wolverhampton-Wanderer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ttps://1xbet.whoscored.com/Matches/1485443/Live/England-Premier-League-2020-2021-Sheffield-United-Aston-Vill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ttps://1xbet.whoscored.com/Matches/1485514/Live/England-Premier-League-2020-2021-West-Bromwich-Albion-Southampto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ttps://1xbet.whoscored.com/Matches/1485256/Live/England-Premier-League-2020-2021-Aston-Villa-Newcastle-United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https://1xbet.whoscored.com/Matches/1485477/Live/England-Premier-League-2020-2021-Crystal-Palace-Manchester-City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ttps://1xbet.whoscored.com/Matches/1485378/Live/England-Premier-League-2020-2021-Leeds-Crystal-Palac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https://1xbet.whoscored.com/Matches/1485246/Live/England-Premier-League-2020-2021-Leicester-Fulham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ttps://1xbet.whoscored.com/Matches/1485338/Live/England-Premier-League-2020-2021-Arsenal-Crystal-Palac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https://1xbet.whoscored.com/Matches/1485381/Live/England-Premier-League-2020-2021-Liverpool-Manchester-City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ttps://1xbet.whoscored.com/Matches/1485292/Live/England-Premier-League-2020-2021-Southampton-Sheffield-Unite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ttps://1xbet.whoscored.com/Matches/1485430/Live/England-Premier-League-2020-2021-Burnley-Leicest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ttps://1xbet.whoscored.com/Matches/1485392/Live/England-Premier-League-2020-2021-West-Ham-Burnle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https://1xbet.whoscored.com/Matches/1485271/Live/England-Premier-League-2020-2021-Arsenal-Aston-Vill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ttps://1xbet.whoscored.com/Matches/1485409/Live/England-Premier-League-2020-2021-Leeds-Chelse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https://1xbet.whoscored.com/Matches/1485453/Live/England-Premier-League-2020-2021-Tottenham-Leiceste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ttps://1xbet.whoscored.com/Matches/1485301/Live/England-Premier-League-2020-2021-Manchester-United-West-Bromwich-Albio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ttps://1xbet.whoscored.com/Matches/1485537/Live/England-Premier-League-2020-2021-Crystal-Palace-Arsena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ttps://1xbet.whoscored.com/Matches/1485231/Live/England-Premier-League-2020-2021-Sheffield-United-Fulham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ttps://1xbet.whoscored.com/Matches/1485248/Live/England-Premier-League-2020-2021-Manchester-City-Burnley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ttps://1xbet.whoscored.com/Matches/1485520/Live/England-Premier-League-2020-2021-Aston-Villa-Manchester-City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ttps://1xbet.whoscored.com/Matches/1485288/Live/England-Premier-League-2020-2021-Manchester-United-Manchester-City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ttps://1xbet.whoscored.com/Matches/1485197/Live/England-Premier-League-2020-2021-Everton-West-Bromwich-Albio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ttps://1xbet.whoscored.com/Matches/1485322/Live/England-Premier-League-2020-2021-Everton-Newcastle-Unite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ttps://1xbet.whoscored.com/Matches/1485426/Live/England-Premier-League-2020-2021-West-Ham-Sheffield-United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ttps://1xbet.whoscored.com/Matches/1485209/Live/England-Premier-League-2020-2021-Manchester-City-Leicester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ttps://1xbet.whoscored.com/Matches/1485212/Live/England-Premier-League-2020-2021-West-Bromwich-Albion-Chelse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ttps://1xbet.whoscored.com/Matches/1485304/Live/England-Premier-League-2020-2021-Leicester-Everto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ttps://1xbet.whoscored.com/Matches/1485344/Live/England-Premier-League-2020-2021-Fulham-Manchester-United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ttps://1xbet.whoscored.com/Matches/1485351/Live/England-Premier-League-2020-2021-Sheffield-United-West-Bromwich-Albion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ttps://1xbet.whoscored.com/Matches/1485200/Live/England-Premier-League-2020-2021-Manchester-United-Crystal-Palac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ttps://1xbet.whoscored.com/Matches/1485259/Live/England-Premier-League-2020-2021-Liverpool-West-Ham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ttps://1xbet.whoscored.com/Matches/1485512/Live/England-Premier-League-2020-2021-Tottenham-Manchester-United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ttps://1xbet.whoscored.com/Matches/1485383/Live/England-Premier-League-2020-2021-Liverpool-Manchester-United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ttps://1xbet.whoscored.com/Matches/1485457/Live/England-Premier-League-2020-2021-Arsenal-Chelse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ttps://1xbet.whoscored.com/Matches/1485262/Live/England-Premier-League-2020-2021-Chelsea-Leed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ttps://1xbet.whoscored.com/Matches/1485536/Live/England-Premier-League-2020-2021-Wolverhampton-Wanderers-Sheffield-United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ttps://1xbet.whoscored.com/Matches/1485400/Live/England-Premier-League-2020-2021-Crystal-Palace-West-Bromwich-Albio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ttps://1xbet.whoscored.com/Matches/1485310/Live/England-Premier-League-2020-2021-Wolverhampton-Wanderers-Chelse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ttps://1xbet.whoscored.com/Matches/1485298/Live/England-Premier-League-2020-2021-Aston-Villa-Burnley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ttps://1xbet.whoscored.com/Matches/1485238/Live/England-Premier-League-2020-2021-Brighton-Liverpool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ttps://1xbet.whoscored.com/Matches/1485450/Live/England-Premier-League-2020-2021-Brighton-Arsena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ttps://1xbet.whoscored.com/Matches/1485232/Live/England-Premier-League-2020-2021-Tottenham-West-Ha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ttps://1xbet.whoscored.com/Matches/1485224/Live/England-Premier-League-2020-2021-Chelsea-Southampto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ttps://1xbet.whoscored.com/Matches/1485480/Live/England-Premier-League-2020-2021-Aston-Villa-Fulha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ttps://1xbet.whoscored.com/Matches/1485429/Live/England-Premier-League-2020-2021-Arsenal-Manchester-Cit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ttps://1xbet.whoscored.com/Matches/1485471/Live/England-Premier-League-2020-2021-Brighton-Leed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ttps://1xbet.whoscored.com/Matches/1485307/Live/England-Premier-League-2020-2021-Tottenham-Manchester-City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ttps://1xbet.whoscored.com/Matches/1485415/Live/England-Premier-League-2020-2021-Manchester-United-West-Ha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ttps://1xbet.whoscored.com/Matches/1485496/Live/England-Premier-League-2020-2021-Wolverhampton-Wanderers-West-Ha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ttps://1xbet.whoscored.com/Matches/1485416/Live/England-Premier-League-2020-2021-Newcastle-United-Leed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ttps://1xbet.whoscored.com/Matches/1485343/Live/England-Premier-League-2020-2021-Everton-Southampton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https://1xbet.whoscored.com/Matches/1485252/Live/England-Premier-League-2020-2021-West-Bromwich-Albion-Sheffield-United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ttps://1xbet.whoscored.com/Matches/1485202/Live/England-Premier-League-2020-2021-Southampton-Tottenham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ttps://1xbet.whoscored.com/Matches/1485481/Live/England-Premier-League-2020-2021-Manchester-United-Liverpoo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ttps://1xbet.whoscored.com/Matches/1485228/Live/England-Premier-League-2020-2021-Leicester-Aston-Vill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ttps://1xbet.whoscored.com/Matches/1485518/Live/England-Premier-League-2020-2021-Arsenal-Fulham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ttps://1xbet.whoscored.com/Matches/1485190/Live/England-Premier-League-2020-2021-West-Bromwich-Albion-Leicester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ttps://1xbet.whoscored.com/Matches/1485295/Live/England-Premier-League-2020-2021-Fulham-Everto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ttps://1xbet.whoscored.com/Matches/1485394/Live/England-Premier-League-2020-2021-West-Ham-Leed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ttps://1xbet.whoscored.com/Matches/1485494/Live/England-Premier-League-2020-2021-Southampton-Burnle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ttps://1xbet.whoscored.com/Matches/1485391/Live/England-Premier-League-2020-2021-West-Bromwich-Albion-Newcastle-United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ttps://1xbet.whoscored.com/Matches/1485205/Live/England-Premier-League-2020-2021-Burnley-Southampto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ttps://1xbet.whoscored.com/Matches/1485361/Live/England-Premier-League-2020-2021-Tottenham-Burnley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ttps://1xbet.whoscored.com/Matches/1485198/Live/England-Premier-League-2020-2021-Leeds-Fulham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ttps://1xbet.whoscored.com/Matches/1485337/Live/England-Premier-League-2020-2021-Chelsea-Manchester-United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https://1xbet.whoscored.com/Matches/1485220/Live/England-Premier-League-2020-2021-Manchester-United-Tottenham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ttps://1xbet.whoscored.com/Matches/1485243/Live/England-Premier-League-2020-2021-Manchester-United-Chelse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ttps://1xbet.whoscored.com/Matches/1485552/Live/England-Premier-League-2020-2021-Sheffield-United-Brighto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ttps://1xbet.whoscored.com/Matches/1485530/Live/England-Premier-League-2020-2021-Manchester-United-Burnley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ttps://1xbet.whoscored.com/Matches/1485562/Live/England-Premier-League-2020-2021-West-Ham-Southampto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ttps://1xbet.whoscored.com/Matches/1485274/Live/England-Premier-League-2020-2021-West-Ham-Manchester-United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ttps://1xbet.whoscored.com/Matches/1485502/Live/England-Premier-League-2020-2021-Crystal-Palace-Chelsea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https://1xbet.whoscored.com/Matches/1485358/Live/England-Premier-League-2020-2021-Sheffield-United-Liverpoo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ttps://1xbet.whoscored.com/Matches/1485476/Live/England-Premier-League-2020-2021-West-Ham-Arsena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ttps://1xbet.whoscored.com/Matches/1485241/Live/England-Premier-League-2020-2021-Liverpool-Sheffield-United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ttps://1xbet.whoscored.com/Matches/1485401/Live/England-Premier-League-2020-2021-Burnley-Aston-Vill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https://1xbet.whoscored.com/Matches/1485210/Live/England-Premier-League-2020-2021-Sheffield-United-Leed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https://1xbet.whoscored.com/Matches/1485538/Live/England-Premier-League-2020-2021-Arsenal-Everto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ttps://1xbet.whoscored.com/Matches/1485268/Live/England-Premier-League-2020-2021-Sheffield-United-Leicester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ttps://1xbet.whoscored.com/Matches/1485374/Live/England-Premier-League-2020-2021-Fulham-Chelse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https://1xbet.whoscored.com/Matches/1485275/Live/England-Premier-League-2020-2021-Chelsea-Sheffield-United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https://1xbet.whoscored.com/Matches/1485506/Live/England-Premier-League-2020-2021-Liverpool-Aston-Villa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ttps://1xbet.whoscored.com/Matches/1485270/Live/England-Premier-League-2020-2021-Tottenham-Arsena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ttps://1xbet.whoscored.com/Matches/1485425/Live/England-Premier-League-2020-2021-Crystal-Palace-West-Ham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https://1xbet.whoscored.com/Matches/1485208/Live/England-Premier-League-2020-2021-Liverpool-Arsena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https://1xbet.whoscored.com/Matches/1485196/Live/England-Premier-League-2020-2021-Chelsea-Liverpoo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ttps://1xbet.whoscored.com/Matches/1485497/Live/England-Premier-League-2020-2021-Leeds-Tottenham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ttps://1xbet.whoscored.com/Matches/1485287/Live/England-Premier-League-2020-2021-West-Bromwich-Albion-Tottenham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ttps://1xbet.whoscored.com/Matches/1485330/Live/England-Premier-League-2020-2021-Southampton-Aston-Vill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ttps://1xbet.whoscored.com/Matches/1485488/Live/England-Premier-League-2020-2021-Leicester-Manchester-City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ttps://1xbet.whoscored.com/Matches/1485336/Live/England-Premier-League-2020-2021-West-Ham-Liverpoo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https://1xbet.whoscored.com/Matches/1485505/Live/England-Premier-League-2020-2021-Sheffield-United-Crystal-Palac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https://1xbet.whoscored.com/Matches/1485451/Live/England-Premier-League-2020-2021-Southampton-Manchester-City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https://1xbet.whoscored.com/Matches/1485547/Live/England-Premier-League-2020-2021-Tottenham-Aston-Vill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https://1xbet.whoscored.com/Matches/1485420/Live/England-Premier-League-2020-2021-Southampton-Wolverhampton-Wanderer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ttps://1xbet.whoscored.com/Matches/1485203/Live/England-Premier-League-2020-2021-Wolverhampton-Wanderers-Manchester-City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https://1xbet.whoscored.com/Matches/1485438/Live/England-Premier-League-2020-2021-Burnley-West-Bromwich-Albion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https://1xbet.whoscored.com/Matches/1485264/Live/England-Premier-League-2020-2021-Liverpool-Wolverhampton-Wanderer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https://1xbet.whoscored.com/Matches/1485397/Live/England-Premier-League-2020-2021-Arsenal-Tottenham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https://1xbet.whoscored.com/Matches/1485455/Live/England-Premier-League-2020-2021-West-Bromwich-Albion-Aston-Vill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ttps://1xbet.whoscored.com/Matches/1485339/Live/England-Premier-League-2020-2021-Aston-Villa-West-Ham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ttps://1xbet.whoscored.com/Matches/1485215/Live/England-Premier-League-2020-2021-Aston-Villa-Liverpoo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https://1xbet.whoscored.com/Matches/1485192/Live/England-Premier-League-2020-2021-Brighton-Chelse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ttps://1xbet.whoscored.com/Matches/1485244/Live/England-Premier-League-2020-2021-Everton-Leed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https://1xbet.whoscored.com/Matches/1485368/Live/England-Premier-League-2020-2021-Arsenal-Newcastle-United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https://1xbet.whoscored.com/Matches/1485236/Live/England-Premier-League-2020-2021-Brighton-West-Bromwich-Albio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https://1xbet.whoscored.com/Matches/1485489/Live/England-Premier-League-2020-2021-West-Bromwich-Albion-Wolverhampton-Wanderer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https://1xbet.whoscored.com/Matches/1485396/Live/England-Premier-League-2020-2021-Wolverhampton-Wanderers-Leicester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https://1xbet.whoscored.com/Matches/1485265/Live/England-Premier-League-2020-2021-Sheffield-United-Manchester-City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https://1xbet.whoscored.com/Matches/1485458/Live/England-Premier-League-2020-2021-Everton-Manchester-City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https://1xbet.whoscored.com/Matches/1485522/Live/England-Premier-League-2020-2021-Chelsea-Brighto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https://1xbet.whoscored.com/Matches/1485460/Live/England-Premier-League-2020-2021-Manchester-United-Wolverhampton-Wanderers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https://1xbet.whoscored.com/Matches/1485318/Live/England-Premier-League-2020-2021-Everton-Arsenal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https://1xbet.whoscored.com/Matches/1485207/Live/England-Premier-League-2020-2021-Fulham-Aston-Villa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https://1xbet.whoscored.com/Matches/1485185/Live/England-Premier-League-2020-2021-Manchester-City-Aston-Vill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ttps://1xbet.whoscored.com/Matches/1485375/Live/England-Premier-League-2020-2021-Fulham-West-Ham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https://1xbet.whoscored.com/Matches/1485281/Live/England-Premier-League-2020-2021-Leicester-Wolverhampton-Wanderer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https://1xbet.whoscored.com/Matches/1485325/Live/England-Premier-League-2020-2021-Manchester-United-Newcastle-United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https://1xbet.whoscored.com/Matches/1485431/Live/England-Premier-League-2020-2021-Brighton-Tottenham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https://1xbet.whoscored.com/Matches/1485365/Live/England-Premier-League-2020-2021-Manchester-City-Brighton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https://1xbet.whoscored.com/Matches/1485276/Live/England-Premier-League-2020-2021-Arsenal-Burnley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https://1xbet.whoscored.com/Matches/1485326/Live/England-Premier-League-2020-2021-Newcastle-United-Leicester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https://1xbet.whoscored.com/Matches/1485340/Live/England-Premier-League-2020-2021-Crystal-Palace-Fulham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ttps://1xbet.whoscored.com/Matches/1485230/Live/England-Premier-League-2020-2021-Newcastle-United-Manchester-United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https://1xbet.whoscored.com/Matches/1485418/Live/England-Premier-League-2020-2021-Newcastle-United-Aston-Vill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ttps://1xbet.whoscored.com/Matches/1485239/Live/England-Premier-League-2020-2021-Fulham-Crystal-Palac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https://1xbet.whoscored.com/Matches/1485561/Live/England-Premier-League-2020-2021-Sheffield-United-Burnley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https://1xbet.whoscored.com/Matches/1485257/Live/England-Premier-League-2020-2021-Leeds-Leicester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https://1xbet.whoscored.com/Matches/1485285/Live/England-Premier-League-2020-2021-Southampton-Newcastle-United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https://1xbet.whoscored.com/Matches/1485320/Live/England-Premier-League-2020-2021-Newcastle-United-Fulham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ttps://1xbet.whoscored.com/Matches/1485485/Live/England-Premier-League-2020-2021-Southampton-Leicester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ttps://1xbet.whoscored.com/Matches/1485390/Live/England-Premier-League-2020-2021-Sheffield-United-Chelse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https://1xbet.whoscored.com/Matches/1485556/Live/England-Premier-League-2020-2021-Wolverhampton-Wanderers-Burnley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https://1xbet.whoscored.com/Matches/1485211/Live/England-Premier-League-2020-2021-Tottenham-Newcastle-United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https://1xbet.whoscored.com/Matches/1485551/Live/England-Premier-League-2020-2021-Arsenal-Brighto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https://1xbet.whoscored.com/Matches/1485311/Live/England-Premier-League-2020-2021-Arsenal-Wolverhampton-Wanderer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https://1xbet.whoscored.com/Matches/1485282/Live/England-Premier-League-2020-2021-Fulham-Liverpoo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ttps://1xbet.whoscored.com/Matches/1485186/Live/England-Premier-League-2020-2021-Crystal-Palace-Southampto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ttps://1xbet.whoscored.com/Matches/1485388/Live/England-Premier-League-2020-2021-Tottenham-Crystal-Palac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https://1xbet.whoscored.com/Matches/1485467/Live/England-Premier-League-2020-2021-Brighton-Wolverhampton-Wanderer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https://1xbet.whoscored.com/Matches/1485524/Live/England-Premier-League-2020-2021-Everton-Tottenham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ttps://1xbet.whoscored.com/Matches/1485560/Live/England-Premier-League-2020-2021-Manchester-City-Everto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ttps://1xbet.whoscored.com/Matches/1485499/Live/England-Premier-League-2020-2021-Leicester-Newcastle-United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ttps://1xbet.whoscored.com/Matches/1485410/Live/England-Premier-League-2020-2021-West-Bromwich-Albion-Manchester-City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https://1xbet.whoscored.com/Matches/1485328/Live/England-Premier-League-2020-2021-Southampton-Chelsea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https://1xbet.whoscored.com/Matches/1485249/Live/England-Premier-League-2020-2021-Wolverhampton-Wanderers-Newcastle-United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https://1xbet.whoscored.com/Matches/1485350/Live/England-Premier-League-2020-2021-Leicester-Chelse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ttps://1xbet.whoscored.com/Matches/1485332/Live/England-Premier-League-2020-2021-Tottenham-Leed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ttps://1xbet.whoscored.com/Matches/1485188/Live/England-Premier-League-2020-2021-Liverpool-Leed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https://1xbet.whoscored.com/Matches/1485347/Live/England-Premier-League-2020-2021-Leeds-Southampton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https://1xbet.whoscored.com/Matches/1485433/Live/England-Premier-League-2020-2021-Crystal-Palace-Manchester-United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https://1xbet.whoscored.com/Matches/1485221/Live/England-Premier-League-2020-2021-Newcastle-United-Burnley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https://1xbet.whoscored.com/Matches/1485470/Live/England-Premier-League-2020-2021-Crystal-Palace-Sheffield-United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https://1xbet.whoscored.com/Matches/1485242/Live/England-Premier-League-2020-2021-Crystal-Palace-Newcastle-United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https://1xbet.whoscored.com/Matches/1485398/Live/England-Premier-League-2020-2021-Brighton-Fulham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https://1xbet.whoscored.com/Matches/1485404/Live/England-Premier-League-2020-2021-Everton-Leicester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https://1xbet.whoscored.com/Matches/1485531/Live/England-Premier-League-2020-2021-Brighton-Manchester-City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ttps://1xbet.whoscored.com/Matches/1485540/Live/England-Premier-League-2020-2021-Aston-Villa-West-Bromwich-Albion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https://1xbet.whoscored.com/Matches/1485454/Live/England-Premier-League-2020-2021-Chelsea-Aston-Villa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ttps://1xbet.whoscored.com/Matches/1485422/Live/England-Premier-League-2020-2021-Tottenham-Liverpool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https://1xbet.whoscored.com/Matches/1485441/Live/England-Premier-League-2020-2021-Manchester-City-Wolverhampton-Wanderer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ttps://1xbet.whoscored.com/Matches/1485233/Live/England-Premier-League-2020-2021-West-Bromwich-Albion-Burnley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https://1xbet.whoscored.com/Matches/1485555/Live/England-Premier-League-2020-2021-Fulham-Newcastle-Unite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ttps://1xbet.whoscored.com/Matches/1485266/Live/England-Premier-League-2020-2021-Manchester-City-Fulham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https://1xbet.whoscored.com/Matches/1485384/Live/England-Premier-League-2020-2021-Manchester-United-Everton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https://1xbet.whoscored.com/Matches/1485341/Live/England-Premier-League-2020-2021-Aston-Villa-Tottenham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https://1xbet.whoscored.com/Matches/1485403/Live/England-Premier-League-2020-2021-Everton-Burnley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https://1xbet.whoscored.com/Matches/1485191/Live/England-Premier-League-2020-2021-West-Ham-Newcastle-United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ttps://1xbet.whoscored.com/Matches/1485360/Live/England-Premier-League-2020-2021-Newcastle-United-Crystal-Palace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ttps://1xbet.whoscored.com/Matches/1485445/Live/England-Premier-League-2020-2021-Liverpool-West-Bromwich-Albion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ttps://1xbet.whoscored.com/Matches/1485283/Live/England-Premier-League-2020-2021-Manchester-City-Liverpool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ttps://1xbet.whoscored.com/Matches/1485335/Live/England-Premier-League-2020-2021-West-Bromwich-Albion-Arsenal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https://1xbet.whoscored.com/Matches/1485353/Live/England-Premier-League-2020-2021-Sheffield-United-Newcastle-United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https://1xbet.whoscored.com/Matches/1485324/Live/England-Premier-League-2020-2021-Leicester-Leed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https://1xbet.whoscored.com/Matches/1485267/Live/England-Premier-League-2020-2021-Tottenham-Brighton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https://1xbet.whoscored.com/Matches/1485235/Live/England-Premier-League-2020-2021-Aston-Villa-Leed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https://1xbet.whoscored.com/Matches/1485294/Live/England-Premier-League-2020-2021-Wolverhampton-Wanderers-Aston-Villa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https://1xbet.whoscored.com/Matches/1485296/Live/England-Premier-League-2020-2021-Arsenal-Southampton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https://1xbet.whoscored.com/Matches/1485472/Live/England-Premier-League-2020-2021-Tottenham-Southampton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https://1xbet.whoscored.com/Matches/1485550/Live/England-Premier-League-2020-2021-Manchester-City-Southampton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https://1xbet.whoscored.com/Matches/1485456/Live/England-Premier-League-2020-2021-Crystal-Palace-Leicester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https://1xbet.whoscored.com/Matches/1485345/Live/England-Premier-League-2020-2021-Fulham-Leicester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https://1xbet.whoscored.com/Matches/1485549/Live/England-Premier-League-2020-2021-West-Bromwich-Albion-West-Ham</text:p>
          </table:table-cell>
        </table:table-row>
      </table:table>
      <table:table table:name="MatchStatistic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45" table:default-cell-style-name="Default"/>
        <table:table-row table:style-name="ro1">
          <table:table-cell/>
          <table:table-cell office:value-type="string" calcext:value-type="string">
            <text:p>home_shot</text:p>
          </table:table-cell>
          <table:table-cell office:value-type="string" calcext:value-type="string">
            <text:p>away_shot</text:p>
          </table:table-cell>
          <table:table-cell office:value-type="string" calcext:value-type="string">
            <text:p>home_possession</text:p>
          </table:table-cell>
          <table:table-cell office:value-type="string" calcext:value-type="string">
            <text:p>away_possession</text:p>
          </table:table-cell>
          <table:table-cell office:value-type="string" calcext:value-type="string">
            <text:p>home_pass_success</text:p>
          </table:table-cell>
          <table:table-cell office:value-type="string" calcext:value-type="string">
            <text:p>away_pass_success</text:p>
          </table:table-cell>
          <table:table-cell office:value-type="string" calcext:value-type="string">
            <text:p>home_dribbles</text:p>
          </table:table-cell>
          <table:table-cell office:value-type="string" calcext:value-type="string">
            <text:p>away_dribbles</text:p>
          </table:table-cell>
          <table:table-cell office:value-type="string" calcext:value-type="string">
            <text:p>home_aerials_won</text:p>
          </table:table-cell>
          <table:table-cell office:value-type="string" calcext:value-type="string">
            <text:p>away_aerials_won</text:p>
          </table:table-cell>
          <table:table-cell office:value-type="string" calcext:value-type="string">
            <text:p>home_tackles</text:p>
          </table:table-cell>
          <table:table-cell office:value-type="string" calcext:value-type="string">
            <text:p>away_tackles</text:p>
          </table:table-cell>
          <table:table-cell office:value-type="string" calcext:value-type="string">
            <text:p>home_corners</text:p>
          </table:table-cell>
          <table:table-cell office:value-type="string" calcext:value-type="string">
            <text:p>away_corners</text:p>
          </table:table-cell>
          <table:table-cell office:value-type="string" calcext:value-type="string">
            <text:p>home_dispossessed</text:p>
          </table:table-cell>
          <table:table-cell office:value-type="string" calcext:value-type="string">
            <text:p>away_dispossessed</text:p>
          </table:table-cell>
          <table:table-cell office:value-type="string" calcext:value-type="string">
            <text:p>home_missing_player</text:p>
          </table:table-cell>
          <table:table-cell office:value-type="string" calcext:value-type="string">
            <text:p>away_missing_player</text:p>
          </table:table-cell>
          <table:table-cell office:value-type="string" calcext:value-type="string">
            <text:p>home_missing_player_rating</text:p>
          </table:table-cell>
          <table:table-cell office:value-type="string" calcext:value-type="string">
            <text:p>away_missing_player_rating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alf_home_score</text:p>
          </table:table-cell>
          <table:table-cell office:value-type="string" calcext:value-type="string">
            <text:p>half_away_score</text:p>
          </table:table-cell>
          <table:table-cell office:value-type="string" calcext:value-type="string">
            <text:p>full_home_score</text:p>
          </table:table-cell>
          <table:table-cell office:value-type="string" calcext:value-type="string">
            <text:p>full_away_score</text:p>
          </table:table-cell>
          <table:table-cell table:style-name="Default" office:value-type="string" calcext:value-type="string">
            <text:p>kick_off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atchup_home_goals</text:p>
          </table:table-cell>
          <table:table-cell office:value-type="string" calcext:value-type="string">
            <text:p>matchup_away_goals</text:p>
          </table:table-cell>
          <table:table-cell office:value-type="string" calcext:value-type="string">
            <text:p>matchup_home_wins</text:p>
          </table:table-cell>
          <table:table-cell office:value-type="string" calcext:value-type="string">
            <text:p>matchup_draw</text:p>
          </table:table-cell>
          <table:table-cell office:value-type="string" calcext:value-type="string">
            <text:p>matchup_away_wins</text:p>
          </table:table-cell>
          <table:table-cell office:value-type="string" calcext:value-type="string">
            <text:p>home_total_att</text:p>
          </table:table-cell>
          <table:table-cell office:value-type="string" calcext:value-type="string">
            <text:p>away_total_att</text:p>
          </table:table-cell>
          <table:table-cell office:value-type="string" calcext:value-type="string">
            <text:p>home_open_att</text:p>
          </table:table-cell>
          <table:table-cell office:value-type="string" calcext:value-type="string">
            <text:p>away_open_att</text:p>
          </table:table-cell>
          <table:table-cell office:value-type="string" calcext:value-type="string">
            <text:p>home_set_att</text:p>
          </table:table-cell>
          <table:table-cell office:value-type="string" calcext:value-type="string">
            <text:p>away_set_att</text:p>
          </table:table-cell>
          <table:table-cell office:value-type="string" calcext:value-type="string">
            <text:p>home_counter_att</text:p>
          </table:table-cell>
          <table:table-cell office:value-type="string" calcext:value-type="string">
            <text:p>away_counter_att</text:p>
          </table:table-cell>
          <table:table-cell office:value-type="string" calcext:value-type="string">
            <text:p>home_pk_att</text:p>
          </table:table-cell>
          <table:table-cell office:value-type="string" calcext:value-type="string">
            <text:p>away_pk_att</text:p>
          </table:table-cell>
          <table:table-cell office:value-type="string" calcext:value-type="string">
            <text:p>home_own_att</text:p>
          </table:table-cell>
          <table:table-cell office:value-type="string" calcext:value-type="string">
            <text:p>away_own_att</text:p>
          </table:table-cell>
          <table:table-cell office:value-type="string" calcext:value-type="string">
            <text:p>home_total_passes</text:p>
          </table:table-cell>
          <table:table-cell office:value-type="string" calcext:value-type="string">
            <text:p>away_total_passes</text:p>
          </table:table-cell>
          <table:table-cell office:value-type="string" calcext:value-type="string">
            <text:p>home_crosses_passes</text:p>
          </table:table-cell>
          <table:table-cell office:value-type="string" calcext:value-type="string">
            <text:p>away_crosses_passes</text:p>
          </table:table-cell>
          <table:table-cell office:value-type="string" calcext:value-type="string">
            <text:p>home_long_balls</text:p>
          </table:table-cell>
          <table:table-cell office:value-type="string" calcext:value-type="string">
            <text:p>away_long_balls</text:p>
          </table:table-cell>
          <table:table-cell office:value-type="string" calcext:value-type="string">
            <text:p>home_short_passes</text:p>
          </table:table-cell>
          <table:table-cell office:value-type="string" calcext:value-type="string">
            <text:p>away_short_pass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26.5" calcext:value-type="float">
            <text:p>26.5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13" calcext:value-type="float">
            <text:p>6.13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Sheffield Unit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20-Des-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97" calcext:value-type="float">
            <text:p>49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4.8" calcext:value-type="float">
            <text:p>54.8</text:p>
          </table:table-cell>
          <table:table-cell office:value-type="float" office:value="45.2" calcext:value-type="float">
            <text:p>45.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27-Des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476" calcext:value-type="float">
            <text:p>47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" calcext:value-type="float">
            <text:p>69.2</text:p>
          </table:table-cell>
          <table:table-cell office:value-type="float" office:value="30.8" calcext:value-type="float">
            <text:p>30.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.58" calcext:value-type="float">
            <text:p>6.58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Aston V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27-Feb-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454" calcext:value-type="float">
            <text:p>45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.1" calcext:value-type="float">
            <text:p>47.1</text:p>
          </table:table-cell>
          <table:table-cell office:value-type="float" office:value="52.9" calcext:value-type="float">
            <text:p>52.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53" calcext:value-type="float">
            <text:p>6.53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Ful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04-Okt-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29" calcext:value-type="float">
            <text:p>42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2.7" calcext:value-type="float">
            <text:p>72.7</text:p>
          </table:table-cell>
          <table:table-cell office:value-type="float" office:value="27.3" calcext:value-type="float">
            <text:p>27.3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67" calcext:value-type="float">
            <text:p>6.67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est Bromwich Alb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Alh, 22-Apr-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62" calcext:value-type="float">
            <text:p>66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2.4" calcext:value-type="float">
            <text:p>52.4</text:p>
          </table:table-cell>
          <table:table-cell office:value-type="float" office:value="47.6" calcext:value-type="float">
            <text:p>47.6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string" calcext:value-type="string">
            <text:p>Tottenham</text:p>
          </table:table-cell>
          <table:table-cell office:value-type="string" calcext:value-type="string">
            <text:p>Ful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13-Jan-2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68" calcext:value-type="float">
            <text:p>46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7.2" calcext:value-type="float">
            <text:p>47.2</text:p>
          </table:table-cell>
          <table:table-cell office:value-type="float" office:value="52.8" calcext:value-type="float">
            <text:p>52.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58" calcext:value-type="float">
            <text:p>6.58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Brigh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20-Sep-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33%)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462" calcext:value-type="float">
            <text:p>46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329" calcext:value-type="float">
            <text:p>32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7.4" calcext:value-type="float">
            <text:p>47.4</text:p>
          </table:table-cell>
          <table:table-cell office:value-type="float" office:value="52.6" calcext:value-type="float">
            <text:p>52.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72" calcext:value-type="float">
            <text:p>6.72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16-Jan-2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18" calcext:value-type="float">
            <text:p>5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96" calcext:value-type="float">
            <text:p>39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.1" calcext:value-type="float">
            <text:p>52.1</text:p>
          </table:table-cell>
          <table:table-cell office:value-type="float" office:value="47.9" calcext:value-type="float">
            <text:p>47.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78" calcext:value-type="float">
            <text:p>6.78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Manchester Cit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03-Okt-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416" calcext:value-type="float">
            <text:p>41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379" calcext:value-type="float">
            <text:p>37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4.1" calcext:value-type="float">
            <text:p>54.1</text:p>
          </table:table-cell>
          <table:table-cell office:value-type="float" office:value="45.9" calcext:value-type="float">
            <text:p>45.9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.66" calcext:value-type="float">
            <text:p>6.66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Sheffield Un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03-Apr-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45" calcext:value-type="float">
            <text:p>44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4.6" calcext:value-type="float">
            <text:p>74.6</text:p>
          </table:table-cell>
          <table:table-cell office:value-type="float" office:value="25.4" calcext:value-type="float">
            <text:p>25.4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.93" calcext:value-type="float">
            <text:p>6.93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Southampt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nne, 02-Feb-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0%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90" calcext:value-type="float">
            <text:p>59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.5" calcext:value-type="float">
            <text:p>64.5</text:p>
          </table:table-cell>
          <table:table-cell office:value-type="float" office:value="35.5" calcext:value-type="float">
            <text:p>35.5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62" calcext:value-type="float">
            <text:p>6.62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heffield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04-Okt-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645" calcext:value-type="float">
            <text:p>64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32" calcext:value-type="float">
            <text:p>6.3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olverhampton Wander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19-Mei-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573" calcext:value-type="float">
            <text:p>57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.1" calcext:value-type="float">
            <text:p>51.1</text:p>
          </table:table-cell>
          <table:table-cell office:value-type="float" office:value="48.9" calcext:value-type="float">
            <text:p>48.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75" calcext:value-type="float">
            <text:p>6.75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15-Mei-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0%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583" calcext:value-type="float">
            <text:p>58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1" calcext:value-type="float">
            <text:p>54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5.3" calcext:value-type="float">
            <text:p>65.3</text:p>
          </table:table-cell>
          <table:table-cell office:value-type="float" office:value="34.7" calcext:value-type="float">
            <text:p>34.7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72" calcext:value-type="float">
            <text:p>6.72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Newcastle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20-Mac-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0%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66" calcext:value-type="float">
            <text:p>6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6.3" calcext:value-type="float">
            <text:p>56.3</text:p>
          </table:table-cell>
          <table:table-cell office:value-type="float" office:value="43.7" calcext:value-type="float">
            <text:p>43.7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74" calcext:value-type="float">
            <text:p>6.74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eices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25-Okt-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466" calcext:value-type="float">
            <text:p>46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3.8" calcext:value-type="float">
            <text:p>43.8</text:p>
          </table:table-cell>
          <table:table-cell office:value-type="float" office:value="56.2" calcext:value-type="float">
            <text:p>56.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45" calcext:value-type="float">
            <text:p>6.45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Eve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26-Des-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20%)</text:p>
          </table:table-cell>
          <table:table-cell office:value-type="string" calcext:value-type="string">
            <text:p>Drew (20%)</text:p>
          </table:table-cell>
          <table:table-cell office:value-type="string" calcext:value-type="string">
            <text:p>Won (60%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563" calcext:value-type="float">
            <text:p>56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351" calcext:value-type="float">
            <text:p>35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9.5" calcext:value-type="float">
            <text:p>69.5</text:p>
          </table:table-cell>
          <table:table-cell office:value-type="float" office:value="30.5" calcext:value-type="float">
            <text:p>30.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est 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04-Okt-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315" calcext:value-type="float">
            <text:p>3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50" calcext:value-type="float">
            <text:p>65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57" calcext:value-type="float">
            <text:p>6.57</text:p>
          </table:table-cell>
          <table:table-cell office:value-type="float" office:value="6.86" calcext:value-type="float">
            <text:p>6.8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Aston Vill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01-Mei-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490" calcext:value-type="float">
            <text:p>49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366" calcext:value-type="float">
            <text:p>3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4.2" calcext:value-type="float">
            <text:p>54.2</text:p>
          </table:table-cell>
          <table:table-cell office:value-type="float" office:value="45.8" calcext:value-type="float">
            <text:p>45.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74" calcext:value-type="float">
            <text:p>6.74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Alh, 04-Mac-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77" calcext:value-type="float">
            <text:p>57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4" calcext:value-type="float">
            <text:p>60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.9" calcext:value-type="float">
            <text:p>50.9</text:p>
          </table:table-cell>
          <table:table-cell office:value-type="float" office:value="49.1" calcext:value-type="float">
            <text:p>49.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46" calcext:value-type="float">
            <text:p>6.46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06-Mac-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05" calcext:value-type="float">
            <text:p>40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7.8" calcext:value-type="float">
            <text:p>67.8</text:p>
          </table:table-cell>
          <table:table-cell office:value-type="float" office:value="32.2" calcext:value-type="float">
            <text:p>32.2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72" calcext:value-type="float">
            <text:p>6.72</text:p>
          </table:table-cell>
          <table:table-cell office:value-type="float" office:value="6.41" calcext:value-type="float">
            <text:p>6.41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West Bromwich Alb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16-Jan-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279" calcext:value-type="float">
            <text:p>27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01" calcext:value-type="float">
            <text:p>50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8.9" calcext:value-type="float">
            <text:p>78.9</text:p>
          </table:table-cell>
          <table:table-cell office:value-type="float" office:value="21.1" calcext:value-type="float">
            <text:p>21.1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86" calcext:value-type="float">
            <text:p>6.86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olverhampton Wanderer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27-Jan-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868" calcext:value-type="float">
            <text:p>8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.3" calcext:value-type="float">
            <text:p>47.3</text:p>
          </table:table-cell>
          <table:table-cell office:value-type="float" office:value="52.7" calcext:value-type="float">
            <text:p>52.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Wolverhampton Wander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30-Jan-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66" calcext:value-type="float">
            <text:p>466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.1" calcext:value-type="float">
            <text:p>37.1</text:p>
          </table:table-cell>
          <table:table-cell office:value-type="float" office:value="62.9" calcext:value-type="float">
            <text:p>62.9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55" calcext:value-type="float">
            <text:p>6.55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heffield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29-Des-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579" calcext:value-type="float">
            <text:p>57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57" calcext:value-type="float">
            <text:p>25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.8" calcext:value-type="float">
            <text:p>52.8</text:p>
          </table:table-cell>
          <table:table-cell office:value-type="float" office:value="47.2" calcext:value-type="float">
            <text:p>47.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65" calcext:value-type="float">
            <text:p>6.65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Evert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nne, 12-Jan-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27" calcext:value-type="float">
            <text:p>5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33" calcext:value-type="float">
            <text:p>53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7.2" calcext:value-type="float">
            <text:p>77.2</text:p>
          </table:table-cell>
          <table:table-cell office:value-type="float" office:value="22.8" calcext:value-type="float">
            <text:p>22.8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West Bromwich Albi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nne, 15-Des-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10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0%)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724" calcext:value-type="float">
            <text:p>72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7.7" calcext:value-type="float">
            <text:p>47.7</text:p>
          </table:table-cell>
          <table:table-cell office:value-type="float" office:value="52.3" calcext:value-type="float">
            <text:p>52.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36" calcext:value-type="float">
            <text:p>6.36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Southampt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07-Des-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50%)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328" calcext:value-type="float">
            <text:p>32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.55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West Ha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11-Des-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0%)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328" calcext:value-type="float">
            <text:p>32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03" calcext:value-type="float">
            <text:p>50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8.2" calcext:value-type="float">
            <text:p>48.2</text:p>
          </table:table-cell>
          <table:table-cell office:value-type="float" office:value="51.8" calcext:value-type="float">
            <text:p>51.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42" calcext:value-type="float">
            <text:p>6.42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Lee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15-Mei-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479" calcext:value-type="float">
            <text:p>47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343" calcext:value-type="float">
            <text:p>34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5.5" calcext:value-type="float">
            <text:p>65.5</text:p>
          </table:table-cell>
          <table:table-cell office:value-type="float" office:value="34.5" calcext:value-type="float">
            <text:p>34.5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t, 08-Mac-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674" calcext:value-type="float">
            <text:p>67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.4" calcext:value-type="float">
            <text:p>24.4</text:p>
          </table:table-cell>
          <table:table-cell office:value-type="float" office:value="75.6" calcext:value-type="float">
            <text:p>75.6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5" calcext:value-type="float">
            <text:p>6.45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Leed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29-Des-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802" calcext:value-type="float">
            <text:p>80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77" calcext:value-type="float">
            <text:p>17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8.3" calcext:value-type="float">
            <text:p>38.3</text:p>
          </table:table-cell>
          <table:table-cell office:value-type="float" office:value="61.7" calcext:value-type="float">
            <text:p>61.7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46" calcext:value-type="float">
            <text:p>6.46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Tottenh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26-Okt-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623" calcext:value-type="float">
            <text:p>6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283" calcext:value-type="float">
            <text:p>28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.5" calcext:value-type="float">
            <text:p>30.5</text:p>
          </table:table-cell>
          <table:table-cell office:value-type="float" office:value="69.5" calcext:value-type="float">
            <text:p>69.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96" calcext:value-type="float">
            <text:p>6.96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Manchester 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24-Okt-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.7" calcext:value-type="float">
            <text:p>53.7</text:p>
          </table:table-cell>
          <table:table-cell office:value-type="float" office:value="46.3" calcext:value-type="float">
            <text:p>46.3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79" calcext:value-type="float">
            <text:p>6.79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21-Des-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67" calcext:value-type="float">
            <text:p>46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5.8" calcext:value-type="float">
            <text:p>35.8</text:p>
          </table:table-cell>
          <table:table-cell office:value-type="float" office:value="64.2" calcext:value-type="float">
            <text:p>64.2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.72" calcext:value-type="float">
            <text:p>6.72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iverp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03-Apr-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731" calcext:value-type="float">
            <text:p>73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335" calcext:value-type="float">
            <text:p>33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6.1" calcext:value-type="float">
            <text:p>46.1</text:p>
          </table:table-cell>
          <table:table-cell office:value-type="float" office:value="53.9" calcext:value-type="float">
            <text:p>53.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Fulham</text:p>
          </table:table-cell>
          <table:table-cell office:value-type="string" calcext:value-type="string">
            <text:p>Manchester C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13-Mac-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388" calcext:value-type="float">
            <text:p>38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.9" calcext:value-type="float">
            <text:p>17.9</text:p>
          </table:table-cell>
          <table:table-cell office:value-type="float" office:value="82.1" calcext:value-type="float">
            <text:p>82.1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61" calcext:value-type="float">
            <text:p>6.6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Manchester C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14-Mei-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953" calcext:value-type="float">
            <text:p>95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1.1" calcext:value-type="float">
            <text:p>71.1</text:p>
          </table:table-cell>
          <table:table-cell office:value-type="float" office:value="28.9" calcext:value-type="float">
            <text:p>28.9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Leed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10-Apr-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604" calcext:value-type="float">
            <text:p>6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1.5" calcext:value-type="float">
            <text:p>41.5</text:p>
          </table:table-cell>
          <table:table-cell office:value-type="float" office:value="58.5" calcext:value-type="float">
            <text:p>58.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7" calcext:value-type="float">
            <text:p>6.67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Lee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20-Des-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525" calcext:value-type="float">
            <text:p>5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23" calcext:value-type="float">
            <text:p>32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.9" calcext:value-type="float">
            <text:p>42.9</text:p>
          </table:table-cell>
          <table:table-cell office:value-type="float" office:value="57.1" calcext:value-type="float">
            <text:p>57.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08" calcext:value-type="float">
            <text:p>6.08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Jpl, 13-Des-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296" calcext:value-type="float">
            <text:p>29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2.4" calcext:value-type="float">
            <text:p>62.4</text:p>
          </table:table-cell>
          <table:table-cell office:value-type="float" office:value="37.6" calcext:value-type="float">
            <text:p>37.6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.69" calcext:value-type="float">
            <text:p>6.69</text:p>
          </table:table-cell>
          <table:table-cell office:value-type="float" office:value="6.46" calcext:value-type="float">
            <text:p>6.4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heffield Uni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pl, 16-Mei-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584" calcext:value-type="float">
            <text:p>58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4.5" calcext:value-type="float">
            <text:p>74.5</text:p>
          </table:table-cell>
          <table:table-cell office:value-type="float" office:value="25.5" calcext:value-type="float">
            <text:p>25.5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.59" calcext:value-type="float">
            <text:p>6.59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22-Feb-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70" calcext:value-type="float">
            <text:p>6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3.3" calcext:value-type="float">
            <text:p>43.3</text:p>
          </table:table-cell>
          <table:table-cell office:value-type="float" office:value="56.7" calcext:value-type="float">
            <text:p>56.7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76" calcext:value-type="float">
            <text:p>6.76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Manchester Unit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30-Jan-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595" calcext:value-type="float">
            <text:p>59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7" calcext:value-type="float">
            <text:p>39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6.6" calcext:value-type="float">
            <text:p>66.6</text:p>
          </table:table-cell>
          <table:table-cell office:value-type="float" office:value="33.4" calcext:value-type="float">
            <text:p>33.4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76" calcext:value-type="float">
            <text:p>6.76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Brigh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16-Jan-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83%)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321" calcext:value-type="float">
            <text:p>32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64" calcext:value-type="float">
            <text:p>56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6.2" calcext:value-type="float">
            <text:p>66.2</text:p>
          </table:table-cell>
          <table:table-cell office:value-type="float" office:value="33.8" calcext:value-type="float">
            <text:p>33.8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82" calcext:value-type="float">
            <text:p>6.82</text:p>
          </table:table-cell>
          <table:table-cell office:value-type="float" office:value="6.46" calcext:value-type="float">
            <text:p>6.4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est Bromwich Alb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03-Apr-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0%)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312" calcext:value-type="float">
            <text:p>3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41" calcext:value-type="float">
            <text:p>5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4.6" calcext:value-type="float">
            <text:p>54.6</text:p>
          </table:table-cell>
          <table:table-cell office:value-type="float" office:value="45.4" calcext:value-type="float">
            <text:p>45.4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68" calcext:value-type="float">
            <text:p>6.68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Arse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02-Feb-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09" calcext:value-type="float">
            <text:p>50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.7" calcext:value-type="float">
            <text:p>25.7</text:p>
          </table:table-cell>
          <table:table-cell office:value-type="float" office:value="74.3" calcext:value-type="float">
            <text:p>74.3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68" calcext:value-type="float">
            <text:p>6.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Manchester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03-Feb-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214" calcext:value-type="float">
            <text:p>214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7.1" calcext:value-type="float">
            <text:p>57.1</text:p>
          </table:table-cell>
          <table:table-cell office:value-type="float" office:value="42.9" calcext:value-type="float">
            <text:p>42.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83" calcext:value-type="float">
            <text:p>6.83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Ful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18-Mei-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427" calcext:value-type="float">
            <text:p>42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02" calcext:value-type="float">
            <text:p>50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.2" calcext:value-type="float">
            <text:p>35.2</text:p>
          </table:table-cell>
          <table:table-cell office:value-type="float" office:value="64.8" calcext:value-type="float">
            <text:p>64.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.51" calcext:value-type="float">
            <text:p>6.51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Lee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07-Nov-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632" calcext:value-type="float">
            <text:p>63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273" calcext:value-type="float">
            <text:p>27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1.4" calcext:value-type="float">
            <text:p>51.4</text:p>
          </table:table-cell>
          <table:table-cell office:value-type="float" office:value="48.6" calcext:value-type="float">
            <text:p>48.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27-Des-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421" calcext:value-type="float">
            <text:p>42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9" calcext:value-type="float">
            <text:p>6.9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Alh, 04-Feb-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67%)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656" calcext:value-type="float">
            <text:p>65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06" calcext:value-type="float">
            <text:p>40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5.3" calcext:value-type="float">
            <text:p>35.3</text:p>
          </table:table-cell>
          <table:table-cell office:value-type="float" office:value="64.7" calcext:value-type="float">
            <text:p>64.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41" calcext:value-type="float">
            <text:p>6.41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19-Des-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341" calcext:value-type="float">
            <text:p>341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0.9" calcext:value-type="float">
            <text:p>50.9</text:p>
          </table:table-cell>
          <table:table-cell office:value-type="float" office:value="49.1" calcext:value-type="float">
            <text:p>49.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32" calcext:value-type="float">
            <text:p>6.32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West H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22-Nov-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25" calcext:value-type="float">
            <text:p>5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468" calcext:value-type="float">
            <text:p>46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7.8" calcext:value-type="float">
            <text:p>67.8</text:p>
          </table:table-cell>
          <table:table-cell office:value-type="float" office:value="32.2" calcext:value-type="float">
            <text:p>32.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52" calcext:value-type="float">
            <text:p>6.52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pl, 20-Sep-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310" calcext:value-type="float">
            <text:p>31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3" calcext:value-type="float">
            <text:p>57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.2" calcext:value-type="float">
            <text:p>44.2</text:p>
          </table:table-cell>
          <table:table-cell office:value-type="float" office:value="55.8" calcext:value-type="float">
            <text:p>55.8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69" calcext:value-type="float">
            <text:p>6.69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28-Feb-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531" calcext:value-type="float">
            <text:p>53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355" calcext:value-type="float">
            <text:p>35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.1" calcext:value-type="float">
            <text:p>46.1</text:p>
          </table:table-cell>
          <table:table-cell office:value-type="float" office:value="53.9" calcext:value-type="float">
            <text:p>53.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.53" calcext:value-type="float">
            <text:p>6.5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tat, 23-Nov-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331" calcext:value-type="float">
            <text:p>33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8.2" calcext:value-type="float">
            <text:p>58.2</text:p>
          </table:table-cell>
          <table:table-cell office:value-type="float" office:value="41.8" calcext:value-type="float">
            <text:p>41.8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59" calcext:value-type="float">
            <text:p>6.59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Aston Vi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13-Feb-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389" calcext:value-type="float">
            <text:p>38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450" calcext:value-type="float">
            <text:p>45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8.7" calcext:value-type="float">
            <text:p>48.7</text:p>
          </table:table-cell>
          <table:table-cell office:value-type="float" office:value="51.3" calcext:value-type="float">
            <text:p>51.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93" calcext:value-type="float">
            <text:p>6.93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Ful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01-Mei-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(10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0%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69" calcext:value-type="float">
            <text:p>46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7.1" calcext:value-type="float">
            <text:p>57.1</text:p>
          </table:table-cell>
          <table:table-cell office:value-type="float" office:value="42.9" calcext:value-type="float">
            <text:p>42.9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44" calcext:value-type="float">
            <text:p>6.44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Newcastle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11-Apr-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370" calcext:value-type="float">
            <text:p>3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57" calcext:value-type="float">
            <text:p>35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.6" calcext:value-type="float">
            <text:p>54.6</text:p>
          </table:table-cell>
          <table:table-cell office:value-type="float" office:value="45.4" calcext:value-type="float">
            <text:p>45.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82" calcext:value-type="float">
            <text:p>6.82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anchester Cit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03-Jan-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605" calcext:value-type="float">
            <text:p>60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8.3" calcext:value-type="float">
            <text:p>48.3</text:p>
          </table:table-cell>
          <table:table-cell office:value-type="float" office:value="51.7" calcext:value-type="float">
            <text:p>51.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03" calcext:value-type="float">
            <text:p>7.03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08-Mei-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02" calcext:value-type="float">
            <text:p>50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61" calcext:value-type="float">
            <text:p>6.61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Manchester Un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26-Sep-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459" calcext:value-type="float">
            <text:p>45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429" calcext:value-type="float">
            <text:p>42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9.9" calcext:value-type="float">
            <text:p>49.9</text:p>
          </table:table-cell>
          <table:table-cell office:value-type="float" office:value="50.1" calcext:value-type="float">
            <text:p>50.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69" calcext:value-type="float">
            <text:p>6.69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Leices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Jpl, 21-Feb-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79" calcext:value-type="float">
            <text:p>37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64" calcext:value-type="float">
            <text:p>6.64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04-Jan-2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273" calcext:value-type="float">
            <text:p>27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5.8" calcext:value-type="float">
            <text:p>75.8</text:p>
          </table:table-cell>
          <table:table-cell office:value-type="float" office:value="24.2" calcext:value-type="float">
            <text:p>24.2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59" calcext:value-type="float">
            <text:p>6.59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n, 16-Des-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8.4" calcext:value-type="float">
            <text:p>48.4</text:p>
          </table:table-cell>
          <table:table-cell office:value-type="float" office:value="51.6" calcext:value-type="float">
            <text:p>51.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71" calcext:value-type="float">
            <text:p>6.71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Aston Vi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01-Jan-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455" calcext:value-type="float">
            <text:p>45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66" calcext:value-type="float">
            <text:p>6.6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13-Feb-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02" calcext:value-type="float">
            <text:p>60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298" calcext:value-type="float">
            <text:p>29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.52" calcext:value-type="float">
            <text:p>6.52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Burnl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13-Feb-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407" calcext:value-type="float">
            <text:p>40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379" calcext:value-type="float">
            <text:p>37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8.6" calcext:value-type="float">
            <text:p>68.6</text:p>
          </table:table-cell>
          <table:table-cell office:value-type="float" office:value="31.4" calcext:value-type="float">
            <text:p>31.4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09-Mei-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72" calcext:value-type="float">
            <text:p>57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6.4" calcext:value-type="float">
            <text:p>56.4</text:p>
          </table:table-cell>
          <table:table-cell office:value-type="float" office:value="43.6" calcext:value-type="float">
            <text:p>43.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.74" calcext:value-type="float">
            <text:p>6.7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22-Nov-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467" calcext:value-type="float">
            <text:p>46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26" calcext:value-type="float">
            <text:p>52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84" calcext:value-type="float">
            <text:p>6.84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Jpl, 23-Mei-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389" calcext:value-type="float">
            <text:p>38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1.6" calcext:value-type="float">
            <text:p>61.6</text:p>
          </table:table-cell>
          <table:table-cell office:value-type="float" office:value="38.4" calcext:value-type="float">
            <text:p>38.4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Bromwich Alb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04-Okt-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339" calcext:value-type="float">
            <text:p>33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63" calcext:value-type="float">
            <text:p>46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4.5" calcext:value-type="float">
            <text:p>54.5</text:p>
          </table:table-cell>
          <table:table-cell office:value-type="float" office:value="45.5" calcext:value-type="float">
            <text:p>45.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64" calcext:value-type="float">
            <text:p>6.64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Bright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06-Feb-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0.9" calcext:value-type="float">
            <text:p>50.9</text:p>
          </table:table-cell>
          <table:table-cell office:value-type="float" office:value="49.1" calcext:value-type="float">
            <text:p>49.1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61" calcext:value-type="float">
            <text:p>6.61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Sheffield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19-Mei-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3" calcext:value-type="float">
            <text:p>44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9.2" calcext:value-type="float">
            <text:p>49.2</text:p>
          </table:table-cell>
          <table:table-cell office:value-type="float" office:value="50.8" calcext:value-type="float">
            <text:p>50.8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Wolverhampton Wanderer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06-Mac-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50%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351" calcext:value-type="float">
            <text:p>35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7.7" calcext:value-type="float">
            <text:p>57.7</text:p>
          </table:table-cell>
          <table:table-cell office:value-type="float" office:value="42.3" calcext:value-type="float">
            <text:p>42.3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76" calcext:value-type="float">
            <text:p>6.76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Brigh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Jpl, 04-Apr-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464" calcext:value-type="float">
            <text:p>46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69" calcext:value-type="float">
            <text:p>56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.2" calcext:value-type="float">
            <text:p>46.2</text:p>
          </table:table-cell>
          <table:table-cell office:value-type="float" office:value="53.8" calcext:value-type="float">
            <text:p>53.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56" calcext:value-type="float">
            <text:p>6.56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Ful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15-Mei-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567" calcext:value-type="float">
            <text:p>56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34" calcext:value-type="float">
            <text:p>43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1.9" calcext:value-type="float">
            <text:p>61.9</text:p>
          </table:table-cell>
          <table:table-cell office:value-type="float" office:value="38.1" calcext:value-type="float">
            <text:p>38.1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.94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19-Apr-2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348" calcext:value-type="float">
            <text:p>34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455" calcext:value-type="float">
            <text:p>45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0.7" calcext:value-type="float">
            <text:p>60.7</text:p>
          </table:table-cell>
          <table:table-cell office:value-type="float" office:value="39.3" calcext:value-type="float">
            <text:p>39.3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7" calcext:value-type="float">
            <text:p>6.7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Brigh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09-Mei-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388" calcext:value-type="float">
            <text:p>38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0" calcext:value-type="float">
            <text:p>52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7.7" calcext:value-type="float">
            <text:p>67.7</text:p>
          </table:table-cell>
          <table:table-cell office:value-type="float" office:value="32.3" calcext:value-type="float">
            <text:p>32.3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82" calcext:value-type="float">
            <text:p>6.82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12-Mei-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386" calcext:value-type="float">
            <text:p>38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736" calcext:value-type="float">
            <text:p>73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6.4" calcext:value-type="float">
            <text:p>46.4</text:p>
          </table:table-cell>
          <table:table-cell office:value-type="float" office:value="53.6" calcext:value-type="float">
            <text:p>53.6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8" calcext:value-type="float">
            <text:p>6.68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Bright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n, 16-Des-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510" calcext:value-type="float">
            <text:p>5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355" calcext:value-type="float">
            <text:p>35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8.5" calcext:value-type="float">
            <text:p>68.5</text:p>
          </table:table-cell>
          <table:table-cell office:value-type="float" office:value="31.5" calcext:value-type="float">
            <text:p>31.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8" calcext:value-type="float">
            <text:p>6.8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ewcastle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24-Apr-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378" calcext:value-type="float">
            <text:p>37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766" calcext:value-type="float">
            <text:p>76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8.8" calcext:value-type="float">
            <text:p>28.8</text:p>
          </table:table-cell>
          <table:table-cell office:value-type="float" office:value="71.2" calcext:value-type="float">
            <text:p>71.2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58" calcext:value-type="float">
            <text:p>6.58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Jpl, 23-Mei-2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644" calcext:value-type="float">
            <text:p>64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98" calcext:value-type="float">
            <text:p>19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5.6" calcext:value-type="float">
            <text:p>45.6</text:p>
          </table:table-cell>
          <table:table-cell office:value-type="float" office:value="54.4" calcext:value-type="float">
            <text:p>54.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12-Sep-2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647" calcext:value-type="float">
            <text:p>64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72" calcext:value-type="float">
            <text:p>47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.9" calcext:value-type="float">
            <text:p>26.9</text:p>
          </table:table-cell>
          <table:table-cell office:value-type="float" office:value="73.1" calcext:value-type="float">
            <text:p>73.1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41" calcext:value-type="float">
            <text:p>6.41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Manchester Unit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14-Feb-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738" calcext:value-type="float">
            <text:p>73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186" calcext:value-type="float">
            <text:p>186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2.7" calcext:value-type="float">
            <text:p>62.7</text:p>
          </table:table-cell>
          <table:table-cell office:value-type="float" office:value="37.3" calcext:value-type="float">
            <text:p>37.3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nne, 11-Mei-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4" calcext:value-type="float">
            <text:p>49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3.1" calcext:value-type="float">
            <text:p>63.1</text:p>
          </table:table-cell>
          <table:table-cell office:value-type="float" office:value="36.9" calcext:value-type="float">
            <text:p>36.9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82" calcext:value-type="float">
            <text:p>6.82</text:p>
          </table:table-cell>
          <table:table-cell office:value-type="float" office:value="6.46" calcext:value-type="float">
            <text:p>6.4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Ful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07-Mac-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440" calcext:value-type="float">
            <text:p>44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70" calcext:value-type="float">
            <text:p>67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1.9" calcext:value-type="float">
            <text:p>71.9</text:p>
          </table:table-cell>
          <table:table-cell office:value-type="float" office:value="28.1" calcext:value-type="float">
            <text:p>28.1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96" calcext:value-type="float">
            <text:p>5.96</text:p>
          </table:table-cell>
          <table:table-cell office:value-type="float" office:value="5.94" calcext:value-type="float">
            <text:p>5.94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Sheffield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t, 21-Sep-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235" calcext:value-type="float">
            <text:p>235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10" calcext:value-type="float">
            <text:p>51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0.1" calcext:value-type="float">
            <text:p>40.1</text:p>
          </table:table-cell>
          <table:table-cell office:value-type="float" office:value="59.9" calcext:value-type="float">
            <text:p>59.9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52" calcext:value-type="float">
            <text:p>6.52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Manchester Uni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Alh, 17-Des-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20%)</text:p>
          </table:table-cell>
          <table:table-cell office:value-type="string" calcext:value-type="string">
            <text:p>Won (80%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574" calcext:value-type="float">
            <text:p>57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290" calcext:value-type="float">
            <text:p>29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45.9" calcext:value-type="float">
            <text:p>45.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mos, 08-Mei-2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504" calcext:value-type="float">
            <text:p>50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08" calcext:value-type="float">
            <text:p>50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0.3" calcext:value-type="float">
            <text:p>60.3</text:p>
          </table:table-cell>
          <table:table-cell office:value-type="float" office:value="39.7" calcext:value-type="float">
            <text:p>39.7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74" calcext:value-type="float">
            <text:p>6.74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Tottenh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29-Nov-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53" calcext:value-type="float">
            <text:p>45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14" calcext:value-type="float">
            <text:p>61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Ful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07-Nov-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483" calcext:value-type="float">
            <text:p>483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8" calcext:value-type="float">
            <text:p>46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1.2" calcext:value-type="float">
            <text:p>51.2</text:p>
          </table:table-cell>
          <table:table-cell office:value-type="float" office:value="48.8" calcext:value-type="float">
            <text:p>48.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Leed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19-Mac-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355" calcext:value-type="float">
            <text:p>35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297" calcext:value-type="float">
            <text:p>29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5.3" calcext:value-type="float">
            <text:p>45.3</text:p>
          </table:table-cell>
          <table:table-cell office:value-type="float" office:value="54.7" calcext:value-type="float">
            <text:p>54.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53" calcext:value-type="float">
            <text:p>6.53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23-Nov-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359" calcext:value-type="float">
            <text:p>35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3.4" calcext:value-type="float">
            <text:p>43.4</text:p>
          </table:table-cell>
          <table:table-cell office:value-type="float" office:value="56.6" calcext:value-type="float">
            <text:p>56.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.4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righ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03-Okt-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641" calcext:value-type="float">
            <text:p>64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31" calcext:value-type="float">
            <text:p>43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46" calcext:value-type="float">
            <text:p>6.46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Alh, 04-Mac-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389" calcext:value-type="float">
            <text:p>38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83" calcext:value-type="float">
            <text:p>48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.5" calcext:value-type="float">
            <text:p>44.5</text:p>
          </table:table-cell>
          <table:table-cell office:value-type="float" office:value="55.5" calcext:value-type="float">
            <text:p>55.5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24-Apr-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582" calcext:value-type="float">
            <text:p>58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.9" calcext:value-type="float">
            <text:p>49.9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56" calcext:value-type="float">
            <text:p>6.56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Manchester Unit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29-Nov-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33%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80" calcext:value-type="float">
            <text:p>48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3.6" calcext:value-type="float">
            <text:p>33.6</text:p>
          </table:table-cell>
          <table:table-cell office:value-type="float" office:value="66.4" calcext:value-type="float">
            <text:p>66.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6" calcext:value-type="float">
            <text:p>6.56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06-Feb-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643" calcext:value-type="float">
            <text:p>64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7.7" calcext:value-type="float">
            <text:p>37.7</text:p>
          </table:table-cell>
          <table:table-cell office:value-type="float" office:value="62.3" calcext:value-type="float">
            <text:p>62.3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.59" calcext:value-type="float">
            <text:p>6.59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01-Nov-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37" calcext:value-type="float">
            <text:p>63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302" calcext:value-type="float">
            <text:p>30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5.7" calcext:value-type="float">
            <text:p>65.7</text:p>
          </table:table-cell>
          <table:table-cell office:value-type="float" office:value="34.3" calcext:value-type="float">
            <text:p>34.3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65" calcext:value-type="float">
            <text:p>6.65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West Bromwich Alb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pl, 09-Mei-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543" calcext:value-type="float">
            <text:p>54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4.3" calcext:value-type="float">
            <text:p>54.3</text:p>
          </table:table-cell>
          <table:table-cell office:value-type="float" office:value="45.7" calcext:value-type="float">
            <text:p>45.7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51" calcext:value-type="float">
            <text:p>6.51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ver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25-Okt-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533" calcext:value-type="float">
            <text:p>5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81" calcext:value-type="float">
            <text:p>58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3.4" calcext:value-type="float">
            <text:p>63.4</text:p>
          </table:table-cell>
          <table:table-cell office:value-type="float" office:value="36.6" calcext:value-type="float">
            <text:p>36.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igh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03-Feb-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425" calcext:value-type="float">
            <text:p>42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656" calcext:value-type="float">
            <text:p>65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6.3" calcext:value-type="float">
            <text:p>36.3</text:p>
          </table:table-cell>
          <table:table-cell office:value-type="float" office:value="63.7" calcext:value-type="float">
            <text:p>63.7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73" calcext:value-type="float">
            <text:p>6.73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Jpl, 11-Apr-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306" calcext:value-type="float">
            <text:p>30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1.2" calcext:value-type="float">
            <text:p>41.2</text:p>
          </table:table-cell>
          <table:table-cell office:value-type="float" office:value="58.8" calcext:value-type="float">
            <text:p>58.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.78" calcext:value-type="float">
            <text:p>6.78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Lee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19-Feb-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464" calcext:value-type="float">
            <text:p>46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1.3" calcext:value-type="float">
            <text:p>51.3</text:p>
          </table:table-cell>
          <table:table-cell office:value-type="float" office:value="48.7" calcext:value-type="float">
            <text:p>48.7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56" calcext:value-type="float">
            <text:p>6.56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Leed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18-Mei-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50%)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394" calcext:value-type="float">
            <text:p>39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61" calcext:value-type="float">
            <text:p>36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84" calcext:value-type="float">
            <text:p>6.84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Burnl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10-Mei-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265" calcext:value-type="float">
            <text:p>26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455" calcext:value-type="float">
            <text:p>45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3.2" calcext:value-type="float">
            <text:p>63.2</text:p>
          </table:table-cell>
          <table:table-cell office:value-type="float" office:value="36.8" calcext:value-type="float">
            <text:p>36.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8" calcext:value-type="float">
            <text:p>6.88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Jtan, 03-Feb-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345" calcext:value-type="float">
            <text:p>34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27" calcext:value-type="float">
            <text:p>52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12-Des-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672" calcext:value-type="float">
            <text:p>67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.7" calcext:value-type="float">
            <text:p>52.7</text:p>
          </table:table-cell>
          <table:table-cell office:value-type="float" office:value="47.3" calcext:value-type="float">
            <text:p>47.3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8" calcext:value-type="float">
            <text:p>6.68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15-Mac-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83%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487" calcext:value-type="float">
            <text:p>48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434" calcext:value-type="float">
            <text:p>43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4.4" calcext:value-type="float">
            <text:p>64.4</text:p>
          </table:table-cell>
          <table:table-cell office:value-type="float" office:value="35.6" calcext:value-type="float">
            <text:p>35.6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47" calcext:value-type="float">
            <text:p>6.47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West Bromwich Alb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Jpl, 23-Mei-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290" calcext:value-type="float">
            <text:p>29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54" calcext:value-type="float">
            <text:p>45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office:value-type="float" office:value="28.2" calcext:value-type="float">
            <text:p>28.2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56" calcext:value-type="float">
            <text:p>6.56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urnle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Alh, 21-Jan-2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0%)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294" calcext:value-type="float">
            <text:p>29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31" calcext:value-type="float">
            <text:p>63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8.6" calcext:value-type="float">
            <text:p>38.6</text:p>
          </table:table-cell>
          <table:table-cell office:value-type="float" office:value="61.4" calcext:value-type="float">
            <text:p>61.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.57" calcext:value-type="float">
            <text:p>6.57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26-Des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235" calcext:value-type="float">
            <text:p>23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7.6" calcext:value-type="float">
            <text:p>47.6</text:p>
          </table:table-cell>
          <table:table-cell office:value-type="float" office:value="52.4" calcext:value-type="float">
            <text:p>52.4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61" calcext:value-type="float">
            <text:p>6.6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Wolverhampton Wandere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27-Feb-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33%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47" calcext:value-type="float">
            <text:p>44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9.7" calcext:value-type="float">
            <text:p>49.7</text:p>
          </table:table-cell>
          <table:table-cell office:value-type="float" office:value="50.3" calcext:value-type="float">
            <text:p>50.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74" calcext:value-type="float">
            <text:p>6.74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Fulh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pl, 14-Feb-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564" calcext:value-type="float">
            <text:p>56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75" calcext:value-type="float">
            <text:p>47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6.2" calcext:value-type="float">
            <text:p>26.2</text:p>
          </table:table-cell>
          <table:table-cell office:value-type="float" office:value="73.8" calcext:value-type="float">
            <text:p>73.8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.63" calcext:value-type="float">
            <text:p>6.63</text:p>
          </table:table-cell>
          <table:table-cell office:value-type="float" office:value="6.46" calcext:value-type="float">
            <text:p>6.46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06-Feb-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.1" calcext:value-type="float">
            <text:p>48.1</text:p>
          </table:table-cell>
          <table:table-cell office:value-type="float" office:value="51.9" calcext:value-type="float">
            <text:p>51.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Eve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Alh, 04-Mac-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23" calcext:value-type="float">
            <text:p>52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87" calcext:value-type="float">
            <text:p>387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74" calcext:value-type="float">
            <text:p>6.74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Arsen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01-Nov-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517" calcext:value-type="float">
            <text:p>5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33" calcext:value-type="float">
            <text:p>53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51" calcext:value-type="float">
            <text:p>6.51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nne, 26-Jan-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376" calcext:value-type="float">
            <text:p>37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59" calcext:value-type="float">
            <text:p>4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1.6" calcext:value-type="float">
            <text:p>51.6</text:p>
          </table:table-cell>
          <table:table-cell office:value-type="float" office:value="48.4" calcext:value-type="float">
            <text:p>48.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6" calcext:value-type="float">
            <text:p>6.66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Eve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13-Sep-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0%)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547" calcext:value-type="float">
            <text:p>54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1.1" calcext:value-type="float">
            <text:p>71.1</text:p>
          </table:table-cell>
          <table:table-cell office:value-type="float" office:value="28.9" calcext:value-type="float">
            <text:p>28.9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86" calcext:value-type="float">
            <text:p>6.86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31-Jan-2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303" calcext:value-type="float">
            <text:p>30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665" calcext:value-type="float">
            <text:p>66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1.4" calcext:value-type="float">
            <text:p>71.4</text:p>
          </table:table-cell>
          <table:table-cell office:value-type="float" office:value="28.6" calcext:value-type="float">
            <text:p>28.6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20-Feb-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0%)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649" calcext:value-type="float">
            <text:p>64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.2" calcext:value-type="float">
            <text:p>41.2</text:p>
          </table:table-cell>
          <table:table-cell office:value-type="float" office:value="58.8" calcext:value-type="float">
            <text:p>58.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.47" calcext:value-type="float">
            <text:p>6.47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19-Mei-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607" calcext:value-type="float">
            <text:p>60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312" calcext:value-type="float">
            <text:p>31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1.9" calcext:value-type="float">
            <text:p>51.9</text:p>
          </table:table-cell>
          <table:table-cell office:value-type="float" office:value="48.1" calcext:value-type="float">
            <text:p>48.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03" calcext:value-type="float">
            <text:p>7.03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n, 16-Des-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39" calcext:value-type="float">
            <text:p>43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99" calcext:value-type="float">
            <text:p>39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.8" calcext:value-type="float">
            <text:p>30.8</text:p>
          </table:table-cell>
          <table:table-cell office:value-type="float" office:value="69.2" calcext:value-type="float">
            <text:p>69.2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21-Feb-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24.9" calcext:value-type="float">
            <text:p>24.9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15" calcext:value-type="float">
            <text:p>6.15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Newcastle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26-Des-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818" calcext:value-type="float">
            <text:p>81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.3" calcext:value-type="float">
            <text:p>34.3</text:p>
          </table:table-cell>
          <table:table-cell office:value-type="float" office:value="65.7" calcext:value-type="float">
            <text:p>65.7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47" calcext:value-type="float">
            <text:p>6.47</text:p>
          </table:table-cell>
          <table:table-cell office:value-type="float" office:value="6.33" calcext:value-type="float">
            <text:p>6.33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Brigh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18-Okt-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26" calcext:value-type="float">
            <text:p>22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.2" calcext:value-type="float">
            <text:p>72.2</text:p>
          </table:table-cell>
          <table:table-cell office:value-type="float" office:value="27.8" calcext:value-type="float">
            <text:p>27.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61" calcext:value-type="float">
            <text:p>6.61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17-Jan-2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02" calcext:value-type="float">
            <text:p>70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3.7" calcext:value-type="float">
            <text:p>23.7</text:p>
          </table:table-cell>
          <table:table-cell office:value-type="float" office:value="76.3" calcext:value-type="float">
            <text:p>76.3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.36" calcext:value-type="float">
            <text:p>6.36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Liverpoo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16-Mei-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735" calcext:value-type="float">
            <text:p>73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1.4" calcext:value-type="float">
            <text:p>41.4</text:p>
          </table:table-cell>
          <table:table-cell office:value-type="float" office:value="58.6" calcext:value-type="float">
            <text:p>58.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55" calcext:value-type="float">
            <text:p>6.55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Evert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05-Des-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50%)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609" calcext:value-type="float">
            <text:p>60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321" calcext:value-type="float">
            <text:p>32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5.1" calcext:value-type="float">
            <text:p>65.1</text:p>
          </table:table-cell>
          <table:table-cell office:value-type="float" office:value="34.9" calcext:value-type="float">
            <text:p>34.9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Sheffield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20-Feb-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337" calcext:value-type="float">
            <text:p>33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529" calcext:value-type="float">
            <text:p>52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4.2" calcext:value-type="float">
            <text:p>44.2</text:p>
          </table:table-cell>
          <table:table-cell office:value-type="float" office:value="55.8" calcext:value-type="float">
            <text:p>55.8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98" calcext:value-type="float">
            <text:p>6.98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Manchester Unit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25-Apr-2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39" calcext:value-type="float">
            <text:p>33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69" calcext:value-type="float">
            <text:p>6.69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Aston V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30-Nov-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555" calcext:value-type="float">
            <text:p>55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09" calcext:value-type="float">
            <text:p>20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5.6" calcext:value-type="float">
            <text:p>65.6</text:p>
          </table:table-cell>
          <table:table-cell office:value-type="float" office:value="34.4" calcext:value-type="float">
            <text:p>34.4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office:value-type="float" office:value="6.41" calcext:value-type="float">
            <text:p>6.41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est Bromwich Alb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07-Feb-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556" calcext:value-type="float">
            <text:p>55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6.4" calcext:value-type="float">
            <text:p>36.4</text:p>
          </table:table-cell>
          <table:table-cell office:value-type="float" office:value="63.6" calcext:value-type="float">
            <text:p>63.6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Wolverhampton Wander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tat, 21-Des-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17%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03" calcext:value-type="float">
            <text:p>20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6.3" calcext:value-type="float">
            <text:p>36.3</text:p>
          </table:table-cell>
          <table:table-cell office:value-type="float" office:value="63.7" calcext:value-type="float">
            <text:p>63.7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57" calcext:value-type="float">
            <text:p>6.57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31-Okt-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15" calcext:value-type="float">
            <text:p>7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320" calcext:value-type="float">
            <text:p>32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1.1" calcext:value-type="float">
            <text:p>41.1</text:p>
          </table:table-cell>
          <table:table-cell office:value-type="float" office:value="58.9" calcext:value-type="float">
            <text:p>58.9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86" calcext:value-type="float">
            <text:p>6.86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Manchester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Jpl, 09-Mei-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587" calcext:value-type="float">
            <text:p>58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36" calcext:value-type="float">
            <text:p>33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4.6" calcext:value-type="float">
            <text:p>44.6</text:p>
          </table:table-cell>
          <table:table-cell office:value-type="float" office:value="55.4" calcext:value-type="float">
            <text:p>55.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42" calcext:value-type="float">
            <text:p>6.42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t, 03-Mei-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573" calcext:value-type="float">
            <text:p>57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327" calcext:value-type="float">
            <text:p>32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7.8" calcext:value-type="float">
            <text:p>67.8</text:p>
          </table:table-cell>
          <table:table-cell office:value-type="float" office:value="32.2" calcext:value-type="float">
            <text:p>32.2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82" calcext:value-type="float">
            <text:p>6.82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Wolverhampton Wander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19-Okt-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50%)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285" calcext:value-type="float">
            <text:p>28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496" calcext:value-type="float">
            <text:p>49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.59" calcext:value-type="float">
            <text:p>6.59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21-Nov-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35" calcext:value-type="float">
            <text:p>235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4.4" calcext:value-type="float">
            <text:p>54.4</text:p>
          </table:table-cell>
          <table:table-cell office:value-type="float" office:value="45.6" calcext:value-type="float">
            <text:p>45.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72" calcext:value-type="float">
            <text:p>6.72</text:p>
          </table:table-cell>
          <table:table-cell office:value-type="float" office:value="7.04" calcext:value-type="float">
            <text:p>7.0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Manchester Unit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26-Des-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453" calcext:value-type="float">
            <text:p>45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44" calcext:value-type="float">
            <text:p>44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5.7" calcext:value-type="float">
            <text:p>45.7</text:p>
          </table:table-cell>
          <table:table-cell office:value-type="float" office:value="54.3" calcext:value-type="float">
            <text:p>54.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47" calcext:value-type="float">
            <text:p>6.47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West Bromwich Alb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tat, 02-Nov-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0%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497" calcext:value-type="float">
            <text:p>49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343" calcext:value-type="float">
            <text:p>343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6.9" calcext:value-type="float">
            <text:p>26.9</text:p>
          </table:table-cell>
          <table:table-cell office:value-type="float" office:value="73.1" calcext:value-type="float">
            <text:p>73.1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68" calcext:value-type="float">
            <text:p>6.68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Liverpoo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n, 30-Des-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707" calcext:value-type="float">
            <text:p>70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1.1" calcext:value-type="float">
            <text:p>41.1</text:p>
          </table:table-cell>
          <table:table-cell office:value-type="float" office:value="58.9" calcext:value-type="float">
            <text:p>58.9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46" calcext:value-type="float">
            <text:p>6.46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Arsena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06-Mac-2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330" calcext:value-type="float">
            <text:p>33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8.6" calcext:value-type="float">
            <text:p>58.6</text:p>
          </table:table-cell>
          <table:table-cell office:value-type="float" office:value="41.4" calcext:value-type="float">
            <text:p>41.4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84" calcext:value-type="float">
            <text:p>6.84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nne, 18-Mei-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1.2" calcext:value-type="float">
            <text:p>41.2</text:p>
          </table:table-cell>
          <table:table-cell office:value-type="float" office:value="58.8" calcext:value-type="float">
            <text:p>58.8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7" calcext:value-type="float">
            <text:p>6.77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Jpl, 04-Apr-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547" calcext:value-type="float">
            <text:p>54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274" calcext:value-type="float">
            <text:p>27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6.8" calcext:value-type="float">
            <text:p>66.8</text:p>
          </table:table-cell>
          <table:table-cell office:value-type="float" office:value="33.2" calcext:value-type="float">
            <text:p>33.2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.69" calcext:value-type="float">
            <text:p>6.69</text:p>
          </table:table-cell>
          <table:table-cell office:value-type="float" office:value="6.41" calcext:value-type="float">
            <text:p>6.41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26-Apr-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310" calcext:value-type="float">
            <text:p>3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46" calcext:value-type="float">
            <text:p>54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2.6" calcext:value-type="float">
            <text:p>62.6</text:p>
          </table:table-cell>
          <table:table-cell office:value-type="float" office:value="37.4" calcext:value-type="float">
            <text:p>37.4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string" calcext:value-type="string">
            <text:p>Arsenal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19-Sep-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415" calcext:value-type="float">
            <text:p>4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626" calcext:value-type="float">
            <text:p>62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West Bromwich Alb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19-Jan-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97" calcext:value-type="float">
            <text:p>39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483" calcext:value-type="float">
            <text:p>48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5.8" calcext:value-type="float">
            <text:p>75.8</text:p>
          </table:table-cell>
          <table:table-cell office:value-type="float" office:value="24.2" calcext:value-type="float">
            <text:p>24.2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58" calcext:value-type="float">
            <text:p>6.58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Sheffield Unit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27-Jan-2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269" calcext:value-type="float">
            <text:p>26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725" calcext:value-type="float">
            <text:p>72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.1" calcext:value-type="float">
            <text:p>45.1</text:p>
          </table:table-cell>
          <table:table-cell office:value-type="float" office:value="54.9" calcext:value-type="float">
            <text:p>54.9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45" calcext:value-type="float">
            <text:p>6.45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pl, 11-Apr-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22" calcext:value-type="float">
            <text:p>42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5.4" calcext:value-type="float">
            <text:p>55.4</text:p>
          </table:table-cell>
          <table:table-cell office:value-type="float" office:value="44.6" calcext:value-type="float">
            <text:p>44.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96" calcext:value-type="float">
            <text:p>5.96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Bright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21-Nov-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0%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408" calcext:value-type="float">
            <text:p>40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425" calcext:value-type="float">
            <text:p>42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.7" calcext:value-type="float">
            <text:p>46.7</text:p>
          </table:table-cell>
          <table:table-cell office:value-type="float" office:value="53.3" calcext:value-type="float">
            <text:p>53.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67" calcext:value-type="float">
            <text:p>6.67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Southampt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26-Des-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83%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16" calcext:value-type="float">
            <text:p>41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280" calcext:value-type="float">
            <text:p>28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7.3" calcext:value-type="float">
            <text:p>37.3</text:p>
          </table:table-cell>
          <table:table-cell office:value-type="float" office:value="62.7" calcext:value-type="float">
            <text:p>62.7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74" calcext:value-type="float">
            <text:p>6.7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Manchester Unit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nne, 12-Jan-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594" calcext:value-type="float">
            <text:p>59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46" calcext:value-type="float">
            <text:p>6.46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Crystal Pala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30-Okt-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578" calcext:value-type="float">
            <text:p>57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381" calcext:value-type="float">
            <text:p>38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8.5" calcext:value-type="float">
            <text:p>58.5</text:p>
          </table:table-cell>
          <table:table-cell office:value-type="float" office:value="41.5" calcext:value-type="float">
            <text:p>41.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.09" calcext:value-type="float">
            <text:p>7.09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17-Okt-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19" calcext:value-type="float">
            <text:p>61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5.9" calcext:value-type="float">
            <text:p>65.9</text:p>
          </table:table-cell>
          <table:table-cell office:value-type="float" office:value="34.1" calcext:value-type="float">
            <text:p>34.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57" calcext:value-type="float">
            <text:p>6.57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Manchester Uni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07-Mac-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384" calcext:value-type="float">
            <text:p>38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94" calcext:value-type="float">
            <text:p>69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.4" calcext:value-type="float">
            <text:p>42.4</text:p>
          </table:table-cell>
          <table:table-cell office:value-type="float" office:value="57.6" calcext:value-type="float">
            <text:p>57.6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57" calcext:value-type="float">
            <text:p>6.57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26-Sep-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50%)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539" calcext:value-type="float">
            <text:p>53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326" calcext:value-type="float">
            <text:p>32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.1" calcext:value-type="float">
            <text:p>53.1</text:p>
          </table:table-cell>
          <table:table-cell office:value-type="float" office:value="46.9" calcext:value-type="float">
            <text:p>46.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.83" calcext:value-type="float">
            <text:p>6.83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Leicest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11-Mei-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508" calcext:value-type="float">
            <text:p>50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20" calcext:value-type="float">
            <text:p>52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6.6" calcext:value-type="float">
            <text:p>36.6</text:p>
          </table:table-cell>
          <table:table-cell office:value-type="float" office:value="63.4" calcext:value-type="float">
            <text:p>63.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.6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06-Mac-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67%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634" calcext:value-type="float">
            <text:p>63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06" calcext:value-type="float">
            <text:p>30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52" calcext:value-type="float">
            <text:p>6.52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17-Jan-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602" calcext:value-type="float">
            <text:p>60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65" calcext:value-type="float">
            <text:p>36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9.4" calcext:value-type="float">
            <text:p>59.4</text:p>
          </table:table-cell>
          <table:table-cell office:value-type="float" office:value="40.6" calcext:value-type="float">
            <text:p>40.6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48" calcext:value-type="float">
            <text:p>6.48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Bright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14-Mac-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0%)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353" calcext:value-type="float">
            <text:p>35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27" calcext:value-type="float">
            <text:p>42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1.9" calcext:value-type="float">
            <text:p>41.9</text:p>
          </table:table-cell>
          <table:table-cell office:value-type="float" office:value="58.1" calcext:value-type="float">
            <text:p>58.1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.46" calcext:value-type="float">
            <text:p>6.46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17-Okt-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50%)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551" calcext:value-type="float">
            <text:p>5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311" calcext:value-type="float">
            <text:p>31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45.9" calcext:value-type="float">
            <text:p>45.9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.64" calcext:value-type="float">
            <text:p>6.64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Brigh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13-Des-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0%)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478" calcext:value-type="float">
            <text:p>47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493" calcext:value-type="float">
            <text:p>49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72" calcext:value-type="float">
            <text:p>6.72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est H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Ijm, 01-Jan-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412" calcext:value-type="float">
            <text:p>41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.95" calcext:value-type="float">
            <text:p>6.95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Sheffield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30-Jan-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36" calcext:value-type="float">
            <text:p>73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6.9" calcext:value-type="float">
            <text:p>36.9</text:p>
          </table:table-cell>
          <table:table-cell office:value-type="float" office:value="63.1" calcext:value-type="float">
            <text:p>63.1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.4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Wolverhampton Wander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pl, 27-Sep-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652" calcext:value-type="float">
            <text:p>65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11" calcext:value-type="float">
            <text:p>31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56" calcext:value-type="float">
            <text:p>6.56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Ful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30-Jan-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33%)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95" calcext:value-type="float">
            <text:p>59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260" calcext:value-type="float">
            <text:p>26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5.6" calcext:value-type="float">
            <text:p>65.6</text:p>
          </table:table-cell>
          <table:table-cell office:value-type="float" office:value="34.4" calcext:value-type="float">
            <text:p>34.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7" calcext:value-type="float">
            <text:p>6.77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Newcastle Unit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15-Feb-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312" calcext:value-type="float">
            <text:p>3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Fulh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17-Feb-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495" calcext:value-type="float">
            <text:p>49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24" calcext:value-type="float">
            <text:p>32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0.9" calcext:value-type="float">
            <text:p>70.9</text:p>
          </table:table-cell>
          <table:table-cell office:value-type="float" office:value="29.1" calcext:value-type="float">
            <text:p>29.1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72" calcext:value-type="float">
            <text:p>6.7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03-Okt-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301" calcext:value-type="float">
            <text:p>30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57" calcext:value-type="float">
            <text:p>65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0.4" calcext:value-type="float">
            <text:p>60.4</text:p>
          </table:table-cell>
          <table:table-cell office:value-type="float" office:value="39.6" calcext:value-type="float">
            <text:p>39.6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96" calcext:value-type="float">
            <text:p>6.96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13-Feb-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468" calcext:value-type="float">
            <text:p>46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672" calcext:value-type="float">
            <text:p>67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.57" calcext:value-type="float">
            <text:p>6.57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t, 05-Apr-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0%)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4.7" calcext:value-type="float">
            <text:p>54.7</text:p>
          </table:table-cell>
          <table:table-cell office:value-type="float" office:value="45.3" calcext:value-type="float">
            <text:p>45.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.61" calcext:value-type="float">
            <text:p>6.61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Manchester Uni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07-Nov-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466" calcext:value-type="float">
            <text:p>46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1" calcext:value-type="float">
            <text:p>47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7.2" calcext:value-type="float">
            <text:p>57.2</text:p>
          </table:table-cell>
          <table:table-cell office:value-type="float" office:value="42.8" calcext:value-type="float">
            <text:p>42.8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Manchester Uni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Jpl, 23-Mei-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453" calcext:value-type="float">
            <text:p>45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7" calcext:value-type="float">
            <text:p>53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2.6" calcext:value-type="float">
            <text:p>62.6</text:p>
          </table:table-cell>
          <table:table-cell office:value-type="float" office:value="37.4" calcext:value-type="float">
            <text:p>37.4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76" calcext:value-type="float">
            <text:p>6.76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H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29-Des-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83%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543" calcext:value-type="float">
            <text:p>54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5.8" calcext:value-type="float">
            <text:p>65.8</text:p>
          </table:table-cell>
          <table:table-cell office:value-type="float" office:value="34.2" calcext:value-type="float">
            <text:p>34.2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65" calcext:value-type="float">
            <text:p>6.65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heffield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02-Mei-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82" calcext:value-type="float">
            <text:p>68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5.3" calcext:value-type="float">
            <text:p>45.3</text:p>
          </table:table-cell>
          <table:table-cell office:value-type="float" office:value="54.7" calcext:value-type="float">
            <text:p>54.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59" calcext:value-type="float">
            <text:p>6.59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West Bromwich Alb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12-Des-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516" calcext:value-type="float">
            <text:p>5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333" calcext:value-type="float">
            <text:p>33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8.7" calcext:value-type="float">
            <text:p>68.7</text:p>
          </table:table-cell>
          <table:table-cell office:value-type="float" office:value="31.3" calcext:value-type="float">
            <text:p>31.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.78" calcext:value-type="float">
            <text:p>6.78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Newcastle Un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16-Des-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264" calcext:value-type="float">
            <text:p>26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495" calcext:value-type="float">
            <text:p>49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5.9" calcext:value-type="float">
            <text:p>45.9</text:p>
          </table:table-cell>
          <table:table-cell office:value-type="float" office:value="54.1" calcext:value-type="float">
            <text:p>54.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72" calcext:value-type="float">
            <text:p>6.72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ee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14-Feb-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0%)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522" calcext:value-type="float">
            <text:p>5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376" calcext:value-type="float">
            <text:p>37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8.9" calcext:value-type="float">
            <text:p>58.9</text:p>
          </table:table-cell>
          <table:table-cell office:value-type="float" office:value="41.1" calcext:value-type="float">
            <text:p>41.1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61" calcext:value-type="float">
            <text:p>6.61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Burnle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Ijm, 06-Nov-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489" calcext:value-type="float">
            <text:p>48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Crystal Pal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06-Des-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1.9" calcext:value-type="float">
            <text:p>61.9</text:p>
          </table:table-cell>
          <table:table-cell office:value-type="float" office:value="38.1" calcext:value-type="float">
            <text:p>38.1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56" calcext:value-type="float">
            <text:p>6.56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olverhampton Wander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Jpl, 16-Mei-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36" calcext:value-type="float">
            <text:p>5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9.6" calcext:value-type="float">
            <text:p>49.6</text:p>
          </table:table-cell>
          <table:table-cell office:value-type="float" office:value="50.4" calcext:value-type="float">
            <text:p>50.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1" calcext:value-type="float">
            <text:p>6.61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Wolverhampton Wander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09-Apr-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3.2" calcext:value-type="float">
            <text:p>63.2</text:p>
          </table:table-cell>
          <table:table-cell office:value-type="float" office:value="36.8" calcext:value-type="float">
            <text:p>36.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57" calcext:value-type="float">
            <text:p>6.57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27-Feb-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408" calcext:value-type="float">
            <text:p>40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38" calcext:value-type="float">
            <text:p>63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8.6" calcext:value-type="float">
            <text:p>38.6</text:p>
          </table:table-cell>
          <table:table-cell office:value-type="float" office:value="61.4" calcext:value-type="float">
            <text:p>61.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53" calcext:value-type="float">
            <text:p>6.53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02-Mei-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669" calcext:value-type="float">
            <text:p>66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349" calcext:value-type="float">
            <text:p>34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5.5" calcext:value-type="float">
            <text:p>45.5</text:p>
          </table:table-cell>
          <table:table-cell office:value-type="float" office:value="54.5" calcext:value-type="float">
            <text:p>54.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44" calcext:value-type="float">
            <text:p>6.44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Aston Vi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16-Mei-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423" calcext:value-type="float">
            <text:p>4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286" calcext:value-type="float">
            <text:p>28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5.2" calcext:value-type="float">
            <text:p>55.2</text:p>
          </table:table-cell>
          <table:table-cell office:value-type="float" office:value="44.8" calcext:value-type="float">
            <text:p>44.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71" calcext:value-type="float">
            <text:p>6.71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Evert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t, 12-Apr-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422" calcext:value-type="float">
            <text:p>4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86" calcext:value-type="float">
            <text:p>6.86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Evert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Alh, 13-Mei-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387" calcext:value-type="float">
            <text:p>38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51" calcext:value-type="float">
            <text:p>45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.9" calcext:value-type="float">
            <text:p>29.9</text:p>
          </table:table-cell>
          <table:table-cell office:value-type="float" office:value="70.1" calcext:value-type="float">
            <text:p>70.1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37" calcext:value-type="float">
            <text:p>6.37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Brigh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27-Feb-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73" calcext:value-type="float">
            <text:p>17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3.6" calcext:value-type="float">
            <text:p>43.6</text:p>
          </table:table-cell>
          <table:table-cell office:value-type="float" office:value="56.4" calcext:value-type="float">
            <text:p>56.4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82" calcext:value-type="float">
            <text:p>6.82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righ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Jpl, 27-Des-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50%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.6" calcext:value-type="float">
            <text:p>34.6</text:p>
          </table:table-cell>
          <table:table-cell office:value-type="float" office:value="65.4" calcext:value-type="float">
            <text:p>65.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.51" calcext:value-type="float">
            <text:p>6.51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West H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17-Apr-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44" calcext:value-type="float">
            <text:p>54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6.3" calcext:value-type="float">
            <text:p>66.3</text:p>
          </table:table-cell>
          <table:table-cell office:value-type="float" office:value="33.7" calcext:value-type="float">
            <text:p>33.7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64" calcext:value-type="float">
            <text:p>6.64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Arsen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22-Nov-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327" calcext:value-type="float">
            <text:p>32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79" calcext:value-type="float">
            <text:p>5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5.9" calcext:value-type="float">
            <text:p>55.9</text:p>
          </table:table-cell>
          <table:table-cell office:value-type="float" office:value="44.1" calcext:value-type="float">
            <text:p>44.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56" calcext:value-type="float">
            <text:p>6.56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01-Nov-2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319" calcext:value-type="float">
            <text:p>31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06" calcext:value-type="float">
            <text:p>30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1.7" calcext:value-type="float">
            <text:p>71.7</text:p>
          </table:table-cell>
          <table:table-cell office:value-type="float" office:value="28.3" calcext:value-type="float">
            <text:p>28.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71" calcext:value-type="float">
            <text:p>6.71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heffield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14-Mac-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10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0%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98" calcext:value-type="float">
            <text:p>69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9.6" calcext:value-type="float">
            <text:p>69.6</text:p>
          </table:table-cell>
          <table:table-cell office:value-type="float" office:value="30.4" calcext:value-type="float">
            <text:p>30.4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.74" calcext:value-type="float">
            <text:p>6.74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Jpl, 23-Mei-2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10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0%)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40" calcext:value-type="float">
            <text:p>54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5.1" calcext:value-type="float">
            <text:p>55.1</text:p>
          </table:table-cell>
          <table:table-cell office:value-type="float" office:value="44.9" calcext:value-type="float">
            <text:p>44.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36" calcext:value-type="float">
            <text:p>6.36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Wolverhampton Wander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t, 14-Sep-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13" calcext:value-type="float">
            <text:p>41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406" calcext:value-type="float">
            <text:p>40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.2" calcext:value-type="float">
            <text:p>28.2</text:p>
          </table:table-cell>
          <table:table-cell office:value-type="float" office:value="71.8" calcext:value-type="float">
            <text:p>71.8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53" calcext:value-type="float">
            <text:p>6.53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Aston Vi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03-Mac-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.5" calcext:value-type="float">
            <text:p>39.5</text:p>
          </table:table-cell>
          <table:table-cell office:value-type="float" office:value="60.5" calcext:value-type="float">
            <text:p>60.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34" calcext:value-type="float">
            <text:p>6.34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t, 12-Apr-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83%)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471" calcext:value-type="float">
            <text:p>47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9.2" calcext:value-type="float">
            <text:p>59.2</text:p>
          </table:table-cell>
          <table:table-cell office:value-type="float" office:value="40.8" calcext:value-type="float">
            <text:p>40.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71" calcext:value-type="float">
            <text:p>6.71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Newcastle Unit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23-Jan-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17%)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406" calcext:value-type="float">
            <text:p>40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46" calcext:value-type="float">
            <text:p>6.46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Manchester C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01-Mei-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723" calcext:value-type="float">
            <text:p>72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251" calcext:value-type="float">
            <text:p>25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8.2" calcext:value-type="float">
            <text:p>68.2</text:p>
          </table:table-cell>
          <table:table-cell office:value-type="float" office:value="31.8" calcext:value-type="float">
            <text:p>31.8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65" calcext:value-type="float">
            <text:p>6.65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08-Feb-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347" calcext:value-type="float">
            <text:p>3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687" calcext:value-type="float">
            <text:p>68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76" calcext:value-type="float">
            <text:p>6.76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ul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tat, 30-Nov-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39" calcext:value-type="float">
            <text:p>63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7.3" calcext:value-type="float">
            <text:p>67.3</text:p>
          </table:table-cell>
          <table:table-cell office:value-type="float" office:value="32.7" calcext:value-type="float">
            <text:p>32.7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.71" calcext:value-type="float">
            <text:p>6.71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Crystal Pala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Alh, 14-Jan-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office:value-type="float" office:value="352" calcext:value-type="float">
            <text:p>35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52" calcext:value-type="float">
            <text:p>65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5.9" calcext:value-type="float">
            <text:p>55.9</text:p>
          </table:table-cell>
          <table:table-cell office:value-type="float" office:value="44.1" calcext:value-type="float">
            <text:p>44.1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78" calcext:value-type="float">
            <text:p>6.7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Manchester C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07-Feb-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531" calcext:value-type="float">
            <text:p>53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02" calcext:value-type="float">
            <text:p>60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8.2" calcext:value-type="float">
            <text:p>68.2</text:p>
          </table:table-cell>
          <table:table-cell office:value-type="float" office:value="31.8" calcext:value-type="float">
            <text:p>31.8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21" calcext:value-type="float">
            <text:p>6.21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heffield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13-Des-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20" calcext:value-type="float">
            <text:p>5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8.9" calcext:value-type="float">
            <text:p>38.9</text:p>
          </table:table-cell>
          <table:table-cell office:value-type="float" office:value="61.1" calcext:value-type="float">
            <text:p>61.1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.48" calcext:value-type="float">
            <text:p>6.48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Leicest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03-Mac-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601" calcext:value-type="float">
            <text:p>60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4.8" calcext:value-type="float">
            <text:p>44.8</text:p>
          </table:table-cell>
          <table:table-cell office:value-type="float" office:value="55.2" calcext:value-type="float">
            <text:p>55.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66" calcext:value-type="float">
            <text:p>6.66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16-Jan-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88" calcext:value-type="float">
            <text:p>48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8.8" calcext:value-type="float">
            <text:p>58.8</text:p>
          </table:table-cell>
          <table:table-cell office:value-type="float" office:value="41.3" calcext:value-type="float">
            <text:p>41.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.59" calcext:value-type="float">
            <text:p>6.59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Aston V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08-Nov-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397" calcext:value-type="float">
            <text:p>39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96" calcext:value-type="float">
            <text:p>49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7.7" calcext:value-type="float">
            <text:p>37.7</text:p>
          </table:table-cell>
          <table:table-cell office:value-type="float" office:value="62.3" calcext:value-type="float">
            <text:p>62.3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6" calcext:value-type="float">
            <text:p>6.46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Chelse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13-Mac-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610" calcext:value-type="float">
            <text:p>61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6.4" calcext:value-type="float">
            <text:p>56.4</text:p>
          </table:table-cell>
          <table:table-cell office:value-type="float" office:value="43.6" calcext:value-type="float">
            <text:p>43.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79" calcext:value-type="float">
            <text:p>6.79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Leice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Jpl, 20-Des-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426" calcext:value-type="float">
            <text:p>42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468" calcext:value-type="float">
            <text:p>46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3.1" calcext:value-type="float">
            <text:p>63.1</text:p>
          </table:table-cell>
          <table:table-cell office:value-type="float" office:value="36.9" calcext:value-type="float">
            <text:p>36.9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86" calcext:value-type="float">
            <text:p>6.86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West Bromwich Alb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21-Nov-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05" calcext:value-type="float">
            <text:p>60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51" calcext:value-type="float">
            <text:p>6.51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tan, 19-Mei-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17%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637" calcext:value-type="float">
            <text:p>63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1.5" calcext:value-type="float">
            <text:p>41.5</text:p>
          </table:table-cell>
          <table:table-cell office:value-type="float" office:value="58.5" calcext:value-type="float">
            <text:p>58.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39" calcext:value-type="float">
            <text:p>6.39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Fulh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18-Okt-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53" calcext:value-type="float">
            <text:p>35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8.6" calcext:value-type="float">
            <text:p>68.6</text:p>
          </table:table-cell>
          <table:table-cell office:value-type="float" office:value="31.4" calcext:value-type="float">
            <text:p>31.4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57" calcext:value-type="float">
            <text:p>6.57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28-Nov-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n (10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0%)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73" calcext:value-type="float">
            <text:p>67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64" calcext:value-type="float">
            <text:p>6.64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Manchester C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21-Apr-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831" calcext:value-type="float">
            <text:p>83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56" calcext:value-type="float">
            <text:p>25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6.1" calcext:value-type="float">
            <text:p>46.1</text:p>
          </table:table-cell>
          <table:table-cell office:value-type="float" office:value="53.9" calcext:value-type="float">
            <text:p>53.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76" calcext:value-type="float">
            <text:p>6.76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Manchester C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12-Des-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50%)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598" calcext:value-type="float">
            <text:p>59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58" calcext:value-type="float">
            <text:p>45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.3</text:p>
          </table:table-cell>
          <table:table-cell office:value-type="float" office:value="28.7" calcext:value-type="float">
            <text:p>28.7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21" calcext:value-type="float">
            <text:p>6.21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est Bromwich Alb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19-Sep-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337" calcext:value-type="float">
            <text:p>33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745" calcext:value-type="float">
            <text:p>74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0.9" calcext:value-type="float">
            <text:p>60.9</text:p>
          </table:table-cell>
          <table:table-cell office:value-type="float" office:value="39.1" calcext:value-type="float">
            <text:p>39.1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32" calcext:value-type="float">
            <text:p>6.32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Newcastle Unit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30-Jan-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334" calcext:value-type="float">
            <text:p>33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437" calcext:value-type="float">
            <text:p>43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5.9" calcext:value-type="float">
            <text:p>45.9</text:p>
          </table:table-cell>
          <table:table-cell office:value-type="float" office:value="54.1" calcext:value-type="float">
            <text:p>54.1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7" calcext:value-type="float">
            <text:p>6.7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heffield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t, 15-Feb-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92" calcext:value-type="float">
            <text:p>39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28.3" calcext:value-type="float">
            <text:p>28.3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04" calcext:value-type="float">
            <text:p>7.04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27-Sep-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284" calcext:value-type="float">
            <text:p>28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38" calcext:value-type="float">
            <text:p>63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.1" calcext:value-type="float">
            <text:p>24.1</text:p>
          </table:table-cell>
          <table:table-cell office:value-type="float" office:value="75.9" calcext:value-type="float">
            <text:p>75.9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Chelse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26-Sep-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69" calcext:value-type="float">
            <text:p>6.69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16-Des-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14" calcext:value-type="float">
            <text:p>51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8.4" calcext:value-type="float">
            <text:p>38.4</text:p>
          </table:table-cell>
          <table:table-cell office:value-type="float" office:value="61.6" calcext:value-type="float">
            <text:p>61.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2" calcext:value-type="float">
            <text:p>6.72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Manchester Unit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20-Jan-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673" calcext:value-type="float">
            <text:p>67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8.3" calcext:value-type="float">
            <text:p>68.3</text:p>
          </table:table-cell>
          <table:table-cell office:value-type="float" office:value="31.7" calcext:value-type="float">
            <text:p>31.7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44" calcext:value-type="float">
            <text:p>6.44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West Bromwich Alb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02-Feb-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292" calcext:value-type="float">
            <text:p>29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36" calcext:value-type="float">
            <text:p>53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5.8" calcext:value-type="float">
            <text:p>75.8</text:p>
          </table:table-cell>
          <table:table-cell office:value-type="float" office:value="24.2" calcext:value-type="float">
            <text:p>24.2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26" calcext:value-type="float">
            <text:p>6.26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19-Sep-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58" calcext:value-type="float">
            <text:p>65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2.4" calcext:value-type="float">
            <text:p>72.4</text:p>
          </table:table-cell>
          <table:table-cell office:value-type="float" office:value="27.6" calcext:value-type="float">
            <text:p>27.6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58" calcext:value-type="float">
            <text:p>6.58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31-Okt-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323" calcext:value-type="float">
            <text:p>3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790" calcext:value-type="float">
            <text:p>79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.8" calcext:value-type="float">
            <text:p>46.8</text:p>
          </table:table-cell>
          <table:table-cell office:value-type="float" office:value="53.2" calcext:value-type="float">
            <text:p>53.2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81" calcext:value-type="float">
            <text:p>6.81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Manchester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11-Apr-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528" calcext:value-type="float">
            <text:p>5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5.7" calcext:value-type="float">
            <text:p>65.7</text:p>
          </table:table-cell>
          <table:table-cell office:value-type="float" office:value="34.3" calcext:value-type="float">
            <text:p>34.3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56" calcext:value-type="float">
            <text:p>6.56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Manchester Unit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17-Jan-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369" calcext:value-type="float">
            <text:p>36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3" calcext:value-type="float">
            <text:p>61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75" calcext:value-type="float">
            <text:p>6.75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26-Des-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544" calcext:value-type="float">
            <text:p>54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81" calcext:value-type="float">
            <text:p>28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5.8" calcext:value-type="float">
            <text:p>45.8</text:p>
          </table:table-cell>
          <table:table-cell office:value-type="float" office:value="54.2" calcext:value-type="float">
            <text:p>54.2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Lee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05-Des-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507" calcext:value-type="float">
            <text:p>50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68" calcext:value-type="float">
            <text:p>36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Sheffield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mos, 17-Apr-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53" calcext:value-type="float">
            <text:p>55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22" calcext:value-type="float">
            <text:p>42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.3" calcext:value-type="float">
            <text:p>44.3</text:p>
          </table:table-cell>
          <table:table-cell office:value-type="float" office:value="55.7" calcext:value-type="float">
            <text:p>55.7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.44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West Bromwich Alb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13-Mac-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427" calcext:value-type="float">
            <text:p>42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84" calcext:value-type="float">
            <text:p>28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5.1" calcext:value-type="float">
            <text:p>45.1</text:p>
          </table:table-cell>
          <table:table-cell office:value-type="float" office:value="54.9" calcext:value-type="float">
            <text:p>54.9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68" calcext:value-type="float">
            <text:p>6.68</text:p>
          </table:table-cell>
          <table:table-cell office:value-type="float" office:value="6.73" calcext:value-type="float">
            <text:p>6.73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Chels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15-Des-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366" calcext:value-type="float">
            <text:p>36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9.1" calcext:value-type="float">
            <text:p>59.1</text:p>
          </table:table-cell>
          <table:table-cell office:value-type="float" office:value="40.9" calcext:value-type="float">
            <text:p>40.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58" calcext:value-type="float">
            <text:p>6.58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Burnle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Alh, 17-Des-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2" calcext:value-type="float">
            <text:p>29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0.4" calcext:value-type="float">
            <text:p>40.4</text:p>
          </table:table-cell>
          <table:table-cell office:value-type="float" office:value="59.6" calcext:value-type="float">
            <text:p>59.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46" calcext:value-type="float">
            <text:p>6.46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28-Nov-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88" calcext:value-type="float">
            <text:p>28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.7" calcext:value-type="float">
            <text:p>49.7</text:p>
          </table:table-cell>
          <table:table-cell office:value-type="float" office:value="50.3" calcext:value-type="float">
            <text:p>50.3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Arsen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29-Des-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36" calcext:value-type="float">
            <text:p>43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1.2" calcext:value-type="float">
            <text:p>51.2</text:p>
          </table:table-cell>
          <table:table-cell office:value-type="float" office:value="48.8" calcext:value-type="float">
            <text:p>48.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2" calcext:value-type="float">
            <text:p>6.72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est H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18-Okt-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8" calcext:value-type="float">
            <text:p>45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3.4" calcext:value-type="float">
            <text:p>53.4</text:p>
          </table:table-cell>
          <table:table-cell office:value-type="float" office:value="46.6" calcext:value-type="float">
            <text:p>46.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73" calcext:value-type="float">
            <text:p>6.73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17-Okt-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519" calcext:value-type="float">
            <text:p>5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526" calcext:value-type="float">
            <text:p>52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2.5" calcext:value-type="float">
            <text:p>52.5</text:p>
          </table:table-cell>
          <table:table-cell office:value-type="float" office:value="47.5" calcext:value-type="float">
            <text:p>47.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6" calcext:value-type="float">
            <text:p>6.56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Ful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04-Apr-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04" calcext:value-type="float">
            <text:p>4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75" calcext:value-type="float">
            <text:p>6.75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Manchester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21-Feb-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83%)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12" calcext:value-type="float">
            <text:p>6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45" calcext:value-type="float">
            <text:p>44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1.9" calcext:value-type="float">
            <text:p>41.9</text:p>
          </table:table-cell>
          <table:table-cell office:value-type="float" office:value="58.1" calcext:value-type="float">
            <text:p>58.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66" calcext:value-type="float">
            <text:p>6.66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Lee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01-Mei-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503" calcext:value-type="float">
            <text:p>50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95" calcext:value-type="float">
            <text:p>29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3.9" calcext:value-type="float">
            <text:p>33.9</text:p>
          </table:table-cell>
          <table:table-cell office:value-type="float" office:value="66.1" calcext:value-type="float">
            <text:p>66.1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63" calcext:value-type="float">
            <text:p>6.63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Manchester 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21-Nov-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60" calcext:value-type="float">
            <text:p>26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1.8" calcext:value-type="float">
            <text:p>61.8</text:p>
          </table:table-cell>
          <table:table-cell office:value-type="float" office:value="38.2" calcext:value-type="float">
            <text:p>38.2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72" calcext:value-type="float">
            <text:p>6.72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14-Mac-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437" calcext:value-type="float">
            <text:p>4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648" calcext:value-type="float">
            <text:p>64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6.1" calcext:value-type="float">
            <text:p>66.1</text:p>
          </table:table-cell>
          <table:table-cell office:value-type="float" office:value="33.9" calcext:value-type="float">
            <text:p>33.9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64" calcext:value-type="float">
            <text:p>6.64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t, 05-Apr-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341" calcext:value-type="float">
            <text:p>34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69" calcext:value-type="float">
            <text:p>56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2.3" calcext:value-type="float">
            <text:p>42.3</text:p>
          </table:table-cell>
          <table:table-cell office:value-type="float" office:value="57.7" calcext:value-type="float">
            <text:p>57.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57" calcext:value-type="float">
            <text:p>6.57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Leed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26-Jan-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66" calcext:value-type="float">
            <text:p>46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271" calcext:value-type="float">
            <text:p>27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6.6" calcext:value-type="float">
            <text:p>46.6</text:p>
          </table:table-cell>
          <table:table-cell office:value-type="float" office:value="53.4" calcext:value-type="float">
            <text:p>53.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.38" calcext:value-type="float">
            <text:p>6.38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01-Mac-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488" calcext:value-type="float">
            <text:p>48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347" calcext:value-type="float">
            <text:p>34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8.7" calcext:value-type="float">
            <text:p>48.7</text:p>
          </table:table-cell>
          <table:table-cell office:value-type="float" office:value="51.3" calcext:value-type="float">
            <text:p>51.3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29" calcext:value-type="float">
            <text:p>6.29</text:p>
          </table:table-cell>
          <table:table-cell office:value-type="float" office:value="6.23" calcext:value-type="float">
            <text:p>6.23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Sheffield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28-Nov-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431" calcext:value-type="float">
            <text:p>43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320" calcext:value-type="float">
            <text:p>32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2.5" calcext:value-type="float">
            <text:p>52.5</text:p>
          </table:table-cell>
          <table:table-cell office:value-type="float" office:value="47.5" calcext:value-type="float">
            <text:p>47.5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.6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20-Sep-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406" calcext:value-type="float">
            <text:p>40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.83" calcext:value-type="float">
            <text:p>6.83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Alh, 13-Mei-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471" calcext:value-type="float">
            <text:p>47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53" calcext:value-type="float">
            <text:p>45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0.5" calcext:value-type="float">
            <text:p>50.5</text:p>
          </table:table-cell>
          <table:table-cell office:value-type="float" office:value="49.5" calcext:value-type="float">
            <text:p>49.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.66" calcext:value-type="float">
            <text:p>6.66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Aston Vil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18-Okt-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363" calcext:value-type="float">
            <text:p>36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.5</text:p>
          </table:table-cell>
          <table:table-cell office:value-type="float" office:value="30.5" calcext:value-type="float">
            <text:p>30.5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.67" calcext:value-type="float">
            <text:p>6.6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Fulh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Jpl, 18-Apr-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10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0%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293" calcext:value-type="float">
            <text:p>29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08" calcext:value-type="float">
            <text:p>60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5.8" calcext:value-type="float">
            <text:p>35.8</text:p>
          </table:table-cell>
          <table:table-cell office:value-type="float" office:value="64.2" calcext:value-type="float">
            <text:p>64.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2" calcext:value-type="float">
            <text:p>6.72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Leices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13-Sep-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272" calcext:value-type="float">
            <text:p>27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4.1" calcext:value-type="float">
            <text:p>54.1</text:p>
          </table:table-cell>
          <table:table-cell office:value-type="float" office:value="45.9" calcext:value-type="float">
            <text:p>45.9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3" calcext:value-type="float">
            <text:p>6.4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22-Nov-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547" calcext:value-type="float">
            <text:p>54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589" calcext:value-type="float">
            <text:p>58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.7" calcext:value-type="float">
            <text:p>34.7</text:p>
          </table:table-cell>
          <table:table-cell office:value-type="float" office:value="65.3" calcext:value-type="float">
            <text:p>65.3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7" calcext:value-type="float">
            <text:p>6.57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Lee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08-Mac-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33" calcext:value-type="float">
            <text:p>23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3.4" calcext:value-type="float">
            <text:p>53.4</text:p>
          </table:table-cell>
          <table:table-cell office:value-type="float" office:value="46.6" calcext:value-type="float">
            <text:p>46.6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04-Apr-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371" calcext:value-type="float">
            <text:p>37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2.8" calcext:value-type="float">
            <text:p>52.8</text:p>
          </table:table-cell>
          <table:table-cell office:value-type="float" office:value="47.2" calcext:value-type="float">
            <text:p>47.2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29" calcext:value-type="float">
            <text:p>6.29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Newcastle Unit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07-Mac-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391" calcext:value-type="float">
            <text:p>39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22" calcext:value-type="float">
            <text:p>32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3.4" calcext:value-type="float">
            <text:p>53.4</text:p>
          </table:table-cell>
          <table:table-cell office:value-type="float" office:value="46.6" calcext:value-type="float">
            <text:p>46.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26-Sep-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0%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489" calcext:value-type="float">
            <text:p>48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438" calcext:value-type="float">
            <text:p>43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84" calcext:value-type="float">
            <text:p>6.8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28-Feb-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559" calcext:value-type="float">
            <text:p>55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.3" calcext:value-type="float">
            <text:p>50.3</text:p>
          </table:table-cell>
          <table:table-cell office:value-type="float" office:value="49.7" calcext:value-type="float">
            <text:p>49.7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6" calcext:value-type="float">
            <text:p>7.06</text:p>
          </table:table-cell>
          <table:table-cell/>
          <table:table-cell office:value-type="string" calcext:value-type="string">
            <text:p>Leeds</text:p>
          </table:table-cell>
          <table:table-cell office:value-type="string" calcext:value-type="string">
            <text:p>Ful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19-Sep-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7.4" calcext:value-type="float">
            <text:p>57.4</text:p>
          </table:table-cell>
          <table:table-cell office:value-type="float" office:value="42.6" calcext:value-type="float">
            <text:p>42.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91" calcext:value-type="float">
            <text:p>6.91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anchester Unit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28-Feb-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73" calcext:value-type="float">
            <text:p>57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61.6" calcext:value-type="float">
            <text:p>61.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91" calcext:value-type="float">
            <text:p>6.91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04-Okt-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96" calcext:value-type="float">
            <text:p>39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0.2" calcext:value-type="float">
            <text:p>50.2</text:p>
          </table:table-cell>
          <table:table-cell office:value-type="float" office:value="49.8" calcext:value-type="float">
            <text:p>49.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.65" calcext:value-type="float">
            <text:p>6.65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Chelse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24-Okt-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603" calcext:value-type="float">
            <text:p>60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539" calcext:value-type="float">
            <text:p>53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1.5" calcext:value-type="float">
            <text:p>31.5</text:p>
          </table:table-cell>
          <table:table-cell office:value-type="float" office:value="68.5" calcext:value-type="float">
            <text:p>68.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49" calcext:value-type="float">
            <text:p>6.49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Brigh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24-Apr-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69" calcext:value-type="float">
            <text:p>66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238" calcext:value-type="float">
            <text:p>23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9.4" calcext:value-type="float">
            <text:p>69.4</text:p>
          </table:table-cell>
          <table:table-cell office:value-type="float" office:value="30.6" calcext:value-type="float">
            <text:p>30.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79" calcext:value-type="float">
            <text:p>6.79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Jpl, 18-Apr-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285" calcext:value-type="float">
            <text:p>28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.9" calcext:value-type="float">
            <text:p>36.9</text:p>
          </table:table-cell>
          <table:table-cell office:value-type="float" office:value="63.1" calcext:value-type="float">
            <text:p>63.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64" calcext:value-type="float">
            <text:p>6.64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Jpl, 23-Mei-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9.3" calcext:value-type="float">
            <text:p>39.3</text:p>
          </table:table-cell>
          <table:table-cell office:value-type="float" office:value="60.7" calcext:value-type="float">
            <text:p>60.7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69" calcext:value-type="float">
            <text:p>6.69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Manchester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05-Des-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652" calcext:value-type="float">
            <text:p>65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340" calcext:value-type="float">
            <text:p>34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5.7" calcext:value-type="float">
            <text:p>35.7</text:p>
          </table:table-cell>
          <table:table-cell office:value-type="float" office:value="64.3" calcext:value-type="float">
            <text:p>64.3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.37" calcext:value-type="float">
            <text:p>6.37</text:p>
          </table:table-cell>
          <table:table-cell office:value-type="float" office:value="6.91" calcext:value-type="float">
            <text:p>6.91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10-Apr-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83" calcext:value-type="float">
            <text:p>38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.3" calcext:value-type="float">
            <text:p>39.3</text:p>
          </table:table-cell>
          <table:table-cell office:value-type="float" office:value="60.7" calcext:value-type="float">
            <text:p>60.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.45" calcext:value-type="float">
            <text:p>6.4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Liverp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28-Feb-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659" calcext:value-type="float">
            <text:p>65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32" calcext:value-type="float">
            <text:p>33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.9" calcext:value-type="float">
            <text:p>36.9</text:p>
          </table:table-cell>
          <table:table-cell office:value-type="float" office:value="63.1" calcext:value-type="float">
            <text:p>63.1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pl, 21-Mac-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83%)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99" calcext:value-type="float">
            <text:p>29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2.2" calcext:value-type="float">
            <text:p>62.2</text:p>
          </table:table-cell>
          <table:table-cell office:value-type="float" office:value="37.8" calcext:value-type="float">
            <text:p>37.8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57" calcext:value-type="float">
            <text:p>6.57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heffield Un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24-Okt-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429" calcext:value-type="float">
            <text:p>4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607" calcext:value-type="float">
            <text:p>60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.2" calcext:value-type="float">
            <text:p>38.2</text:p>
          </table:table-cell>
          <table:table-cell office:value-type="float" office:value="61.8" calcext:value-type="float">
            <text:p>61.8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67" calcext:value-type="float">
            <text:p>6.67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Aston V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27-Jan-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4" calcext:value-type="float">
            <text:p>50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214" calcext:value-type="float">
            <text:p>21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.3" calcext:value-type="float">
            <text:p>36.3</text:p>
          </table:table-cell>
          <table:table-cell office:value-type="float" office:value="63.7" calcext:value-type="float">
            <text:p>63.7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26" calcext:value-type="float">
            <text:p>6.26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Leed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27-Sep-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614" calcext:value-type="float">
            <text:p>6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4" calcext:value-type="float">
            <text:p>28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9.1" calcext:value-type="float">
            <text:p>59.1</text:p>
          </table:table-cell>
          <table:table-cell office:value-type="float" office:value="40.9" calcext:value-type="float">
            <text:p>40.9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72" calcext:value-type="float">
            <text:p>6.72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Eve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23-Apr-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4" calcext:value-type="float">
            <text:p>58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.7" calcext:value-type="float">
            <text:p>29.7</text:p>
          </table:table-cell>
          <table:table-cell office:value-type="float" office:value="70.3" calcext:value-type="float">
            <text:p>70.3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48" calcext:value-type="float">
            <text:p>6.48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Leicest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Jpl, 06-Des-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710" calcext:value-type="float">
            <text:p>71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0.2" calcext:value-type="float">
            <text:p>30.2</text:p>
          </table:table-cell>
          <table:table-cell office:value-type="float" office:value="69.8" calcext:value-type="float">
            <text:p>69.8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36" calcext:value-type="float">
            <text:p>6.36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Chelse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16-Jan-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794" calcext:value-type="float">
            <text:p>79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274" calcext:value-type="float">
            <text:p>27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0.1" calcext:value-type="float">
            <text:p>70.1</text:p>
          </table:table-cell>
          <table:table-cell office:value-type="float" office:value="29.9" calcext:value-type="float">
            <text:p>29.9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46" calcext:value-type="float">
            <text:p>6.46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heffield Unit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07-Nov-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25%)</text:p>
          </table:table-cell>
          <table:table-cell office:value-type="string" calcext:value-type="string">
            <text:p>Won (25%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336" calcext:value-type="float">
            <text:p>3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694" calcext:value-type="float">
            <text:p>69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6.3" calcext:value-type="float">
            <text:p>66.3</text:p>
          </table:table-cell>
          <table:table-cell office:value-type="float" office:value="33.7" calcext:value-type="float">
            <text:p>33.7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75" calcext:value-type="float">
            <text:p>6.75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Aston V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10-Apr-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311" calcext:value-type="float">
            <text:p>31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539" calcext:value-type="float">
            <text:p>53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0.2" calcext:value-type="float">
            <text:p>30.2</text:p>
          </table:table-cell>
          <table:table-cell office:value-type="float" office:value="69.8" calcext:value-type="float">
            <text:p>69.8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81" calcext:value-type="float">
            <text:p>6.81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06-Des-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39" calcext:value-type="float">
            <text:p>23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.2" calcext:value-type="float">
            <text:p>54.2</text:p>
          </table:table-cell>
          <table:table-cell office:value-type="float" office:value="45.8" calcext:value-type="float">
            <text:p>45.8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.45" calcext:value-type="float">
            <text:p>6.4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26-Jan-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475" calcext:value-type="float">
            <text:p>47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490" calcext:value-type="float">
            <text:p>49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72" calcext:value-type="float">
            <text:p>6.72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28-Sep-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414" calcext:value-type="float">
            <text:p>4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05" calcext:value-type="float">
            <text:p>70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.7" calcext:value-type="float">
            <text:p>38.7</text:p>
          </table:table-cell>
          <table:table-cell office:value-type="float" office:value="61.3" calcext:value-type="float">
            <text:p>61.3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77" calcext:value-type="float">
            <text:p>6.77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Liverp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20-Sep-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433" calcext:value-type="float">
            <text:p>43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Totten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08-Mei-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418" calcext:value-type="float">
            <text:p>4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04" calcext:value-type="float">
            <text:p>40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1.2" calcext:value-type="float">
            <text:p>41.2</text:p>
          </table:table-cell>
          <table:table-cell office:value-type="float" office:value="58.8" calcext:value-type="float">
            <text:p>58.8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35" calcext:value-type="float">
            <text:p>6.35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Tottenh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08-Nov-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67%)</text:p>
          </table:table-cell>
          <table:table-cell office:value-type="string" calcext:value-type="string">
            <text:p>Won (17%)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33" calcext:value-type="float">
            <text:p>53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278" calcext:value-type="float">
            <text:p>27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9.8" calcext:value-type="float">
            <text:p>59.8</text:p>
          </table:table-cell>
          <table:table-cell office:value-type="float" office:value="40.2" calcext:value-type="float">
            <text:p>40.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.52" calcext:value-type="float">
            <text:p>6.52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ston V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30-Jan-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352" calcext:value-type="float">
            <text:p>35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450" calcext:value-type="float">
            <text:p>4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3.8" calcext:value-type="float">
            <text:p>43.8</text:p>
          </table:table-cell>
          <table:table-cell office:value-type="float" office:value="56.2" calcext:value-type="float">
            <text:p>56.2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69" calcext:value-type="float">
            <text:p>6.69</text:p>
          </table:table-cell>
          <table:table-cell/>
          <table:table-cell office:value-type="string" calcext:value-type="string">
            <text:p>Leicester</text:p>
          </table:table-cell>
          <table:table-cell office:value-type="string" calcext:value-type="string">
            <text:p>Manchester C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03-Apr-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596" calcext:value-type="float">
            <text:p>59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07" calcext:value-type="float">
            <text:p>40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.8" calcext:value-type="float">
            <text:p>32.8</text:p>
          </table:table-cell>
          <table:table-cell office:value-type="float" office:value="67.2" calcext:value-type="float">
            <text:p>67.2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31-Jan-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803" calcext:value-type="float">
            <text:p>80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05" calcext:value-type="float">
            <text:p>30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9.8" calcext:value-type="float">
            <text:p>49.8</text:p>
          </table:table-cell>
          <table:table-cell office:value-type="float" office:value="50.2" calcext:value-type="float">
            <text:p>50.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51" calcext:value-type="float">
            <text:p>6.51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08-Mei-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50%)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53" calcext:value-type="float">
            <text:p>35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.3" calcext:value-type="float">
            <text:p>48.3</text:p>
          </table:table-cell>
          <table:table-cell office:value-type="float" office:value="51.7" calcext:value-type="float">
            <text:p>51.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Manchester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19-Des-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83%)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564" calcext:value-type="float">
            <text:p>56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.8" calcext:value-type="float">
            <text:p>60.8</text:p>
          </table:table-cell>
          <table:table-cell office:value-type="float" office:value="39.2" calcext:value-type="float">
            <text:p>39.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97" calcext:value-type="float">
            <text:p>6.97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Aston Vi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19-Mei-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10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0%)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24" calcext:value-type="float">
            <text:p>5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.1" calcext:value-type="float">
            <text:p>51.1</text:p>
          </table:table-cell>
          <table:table-cell office:value-type="float" office:value="48.9" calcext:value-type="float">
            <text:p>48.9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13" calcext:value-type="float">
            <text:p>6.13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olverhampton Wander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14-Feb-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71" calcext:value-type="float">
            <text:p>47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39" calcext:value-type="float">
            <text:p>43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4.8" calcext:value-type="float">
            <text:p>34.8</text:p>
          </table:table-cell>
          <table:table-cell office:value-type="float" office:value="65.2" calcext:value-type="float">
            <text:p>65.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46" calcext:value-type="float">
            <text:p>6.46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Manchester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t, 21-Sep-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708" calcext:value-type="float">
            <text:p>70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2.1" calcext:value-type="float">
            <text:p>62.1</text:p>
          </table:table-cell>
          <table:table-cell office:value-type="float" office:value="37.9" calcext:value-type="float">
            <text:p>37.9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55" calcext:value-type="float">
            <text:p>6.55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West Bromwich Alb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20-Feb-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85" calcext:value-type="float">
            <text:p>28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374" calcext:value-type="float">
            <text:p>37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0.6" calcext:value-type="float">
            <text:p>60.6</text:p>
          </table:table-cell>
          <table:table-cell office:value-type="float" office:value="39.4" calcext:value-type="float">
            <text:p>39.4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.65" calcext:value-type="float">
            <text:p>6.6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olverhampton Wander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06-Des-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426" calcext:value-type="float">
            <text:p>4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86" calcext:value-type="float">
            <text:p>58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2.6" calcext:value-type="float">
            <text:p>52.6</text:p>
          </table:table-cell>
          <table:table-cell office:value-type="float" office:value="47.4" calcext:value-type="float">
            <text:p>47.4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14-Mac-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499" calcext:value-type="float">
            <text:p>49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472" calcext:value-type="float">
            <text:p>47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2.7" calcext:value-type="float">
            <text:p>32.7</text:p>
          </table:table-cell>
          <table:table-cell office:value-type="float" office:value="67.3" calcext:value-type="float">
            <text:p>67.3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Aston V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20-Des-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216" calcext:value-type="float">
            <text:p>21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6.5" calcext:value-type="float">
            <text:p>56.5</text:p>
          </table:table-cell>
          <table:table-cell office:value-type="float" office:value="43.5" calcext:value-type="float">
            <text:p>43.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56" calcext:value-type="float">
            <text:p>6.5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03-Feb-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50%)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395" calcext:value-type="float">
            <text:p>39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40" calcext:value-type="float">
            <text:p>44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0.2" calcext:value-type="float">
            <text:p>30.2</text:p>
          </table:table-cell>
          <table:table-cell office:value-type="float" office:value="69.8" calcext:value-type="float">
            <text:p>69.8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96" calcext:value-type="float">
            <text:p>5.96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Liverpoo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04-Okt-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680" calcext:value-type="float">
            <text:p>68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217" calcext:value-type="float">
            <text:p>21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2.3" calcext:value-type="float">
            <text:p>52.3</text:p>
          </table:table-cell>
          <table:table-cell office:value-type="float" office:value="47.7" calcext:value-type="float">
            <text:p>47.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t, 14-Sep-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67%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485" calcext:value-type="float">
            <text:p>48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48" calcext:value-type="float">
            <text:p>44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1.8" calcext:value-type="float">
            <text:p>41.8</text:p>
          </table:table-cell>
          <table:table-cell office:value-type="float" office:value="58.2" calcext:value-type="float">
            <text:p>58.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58" calcext:value-type="float">
            <text:p>6.58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Leed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28-Nov-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579" calcext:value-type="float">
            <text:p>57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338" calcext:value-type="float">
            <text:p>33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6.4" calcext:value-type="float">
            <text:p>66.4</text:p>
          </table:table-cell>
          <table:table-cell office:value-type="float" office:value="33.6" calcext:value-type="float">
            <text:p>33.6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68" calcext:value-type="float">
            <text:p>6.68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Newcastle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18-Jan-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94" calcext:value-type="float">
            <text:p>59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.7" calcext:value-type="float">
            <text:p>49.7</text:p>
          </table:table-cell>
          <table:table-cell office:value-type="float" office:value="50.3" calcext:value-type="float">
            <text:p>50.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47" calcext:value-type="float">
            <text:p>6.47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West Bromwich Alb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tat, 26-Okt-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on (40%)</text:p>
          </table:table-cell>
          <table:table-cell office:value-type="string" calcext:value-type="string">
            <text:p>Drew (40%)</text:p>
          </table:table-cell>
          <table:table-cell office:value-type="string" calcext:value-type="string">
            <text:p>Won (20%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2.4" calcext:value-type="float">
            <text:p>42.4</text:p>
          </table:table-cell>
          <table:table-cell office:value-type="float" office:value="57.6" calcext:value-type="float">
            <text:p>57.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36" calcext:value-type="float">
            <text:p>6.36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Wolverhampton Wandere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t, 03-Mei-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497" calcext:value-type="float">
            <text:p>49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83" calcext:value-type="float">
            <text:p>28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.9" calcext:value-type="float">
            <text:p>43.9</text:p>
          </table:table-cell>
          <table:table-cell office:value-type="float" office:value="56.1" calcext:value-type="float">
            <text:p>56.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65" calcext:value-type="float">
            <text:p>6.65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Leices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07-Feb-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81" calcext:value-type="float">
            <text:p>5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83" calcext:value-type="float">
            <text:p>383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5.2" calcext:value-type="float">
            <text:p>35.2</text:p>
          </table:table-cell>
          <table:table-cell office:value-type="float" office:value="64.8" calcext:value-type="float">
            <text:p>64.8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32" calcext:value-type="float">
            <text:p>6.32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Manchester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31-Okt-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731" calcext:value-type="float">
            <text:p>7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324" calcext:value-type="float">
            <text:p>324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.6" calcext:value-type="float">
            <text:p>29.6</text:p>
          </table:table-cell>
          <table:table-cell office:value-type="float" office:value="70.4" calcext:value-type="float">
            <text:p>70.4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66" calcext:value-type="float">
            <text:p>6.66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Manchester Cit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17-Feb-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251" calcext:value-type="float">
            <text:p>25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4.4" calcext:value-type="float">
            <text:p>64.4</text:p>
          </table:table-cell>
          <table:table-cell office:value-type="float" office:value="35.6" calcext:value-type="float">
            <text:p>35.6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85" calcext:value-type="float">
            <text:p>6.85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Bright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nne, 20-Apr-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0%)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421" calcext:value-type="float">
            <text:p>4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714" calcext:value-type="float">
            <text:p>71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.2" calcext:value-type="float">
            <text:p>58.2</text:p>
          </table:table-cell>
          <table:table-cell office:value-type="float" office:value="41.8" calcext:value-type="float">
            <text:p>41.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Wolverhampton Wander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nne, 29-Des-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458" calcext:value-type="float">
            <text:p>45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76" calcext:value-type="float">
            <text:p>57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2.2" calcext:value-type="float">
            <text:p>42.2</text:p>
          </table:table-cell>
          <table:table-cell office:value-type="float" office:value="57.8" calcext:value-type="float">
            <text:p>57.8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67" calcext:value-type="float">
            <text:p>6.67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19-Des-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337" calcext:value-type="float">
            <text:p>33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Aston Vill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Jtat, 28-Sep-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318" calcext:value-type="float">
            <text:p>31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471" calcext:value-type="float">
            <text:p>47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9.1" calcext:value-type="float">
            <text:p>69.1</text:p>
          </table:table-cell>
          <table:table-cell office:value-type="float" office:value="30.9" calcext:value-type="float">
            <text:p>30.9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53" calcext:value-type="float">
            <text:p>6.5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Aston Vi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20-Jan-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296" calcext:value-type="float">
            <text:p>29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94" calcext:value-type="float">
            <text:p>59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.6" calcext:value-type="float">
            <text:p>60.6</text:p>
          </table:table-cell>
          <table:table-cell office:value-type="float" office:value="39.4" calcext:value-type="float">
            <text:p>39.4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84" calcext:value-type="float">
            <text:p>6.8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West H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06-Feb-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83%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76" calcext:value-type="float">
            <text:p>37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502" calcext:value-type="float">
            <text:p>50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9.6" calcext:value-type="float">
            <text:p>49.6</text:p>
          </table:table-cell>
          <table:table-cell office:value-type="float" office:value="50.4" calcext:value-type="float">
            <text:p>50.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78" calcext:value-type="float">
            <text:p>6.78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olverhampton Wander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08-Nov-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526" calcext:value-type="float">
            <text:p>5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450" calcext:value-type="float">
            <text:p>45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1.6" calcext:value-type="float">
            <text:p>71.6</text:p>
          </table:table-cell>
          <table:table-cell office:value-type="float" office:value="28.4" calcext:value-type="float">
            <text:p>28.4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75" calcext:value-type="float">
            <text:p>6.75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Newcastle Un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pl, 21-Feb-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285" calcext:value-type="float">
            <text:p>28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54" calcext:value-type="float">
            <text:p>65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3.2" calcext:value-type="float">
            <text:p>43.2</text:p>
          </table:table-cell>
          <table:table-cell office:value-type="float" office:value="56.8" calcext:value-type="float">
            <text:p>56.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44" calcext:value-type="float">
            <text:p>6.4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31-Jan-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67%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577" calcext:value-type="float">
            <text:p>57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63" calcext:value-type="float">
            <text:p>36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5.1" calcext:value-type="float">
            <text:p>65.1</text:p>
          </table:table-cell>
          <table:table-cell office:value-type="float" office:value="34.9" calcext:value-type="float">
            <text:p>34.9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53" calcext:value-type="float">
            <text:p>6.53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Brigh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13-Jan-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(10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0%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404" calcext:value-type="float">
            <text:p>40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76" calcext:value-type="float">
            <text:p>67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4.7" calcext:value-type="float">
            <text:p>64.7</text:p>
          </table:table-cell>
          <table:table-cell office:value-type="float" office:value="35.3" calcext:value-type="float">
            <text:p>35.3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53" calcext:value-type="float">
            <text:p>6.53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Burnle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13-Des-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330" calcext:value-type="float">
            <text:p>33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502" calcext:value-type="float">
            <text:p>5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3.3" calcext:value-type="float">
            <text:p>43.3</text:p>
          </table:table-cell>
          <table:table-cell office:value-type="float" office:value="56.7" calcext:value-type="float">
            <text:p>56.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63" calcext:value-type="float">
            <text:p>6.63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Jpl, 03-Jan-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518" calcext:value-type="float">
            <text:p>5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304" calcext:value-type="float">
            <text:p>30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.4" calcext:value-type="float">
            <text:p>40.4</text:p>
          </table:table-cell>
          <table:table-cell office:value-type="float" office:value="59.6" calcext:value-type="float">
            <text:p>59.6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.56" calcext:value-type="float">
            <text:p>6.56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Fulh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28-Feb-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563" calcext:value-type="float">
            <text:p>56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304" calcext:value-type="float">
            <text:p>30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6.4" calcext:value-type="float">
            <text:p>36.4</text:p>
          </table:table-cell>
          <table:table-cell office:value-type="float" office:value="63.6" calcext:value-type="float">
            <text:p>63.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.57" calcext:value-type="float">
            <text:p>6.57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Manchester Unit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17-Okt-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653" calcext:value-type="float">
            <text:p>65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299" calcext:value-type="float">
            <text:p>29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9.2" calcext:value-type="float">
            <text:p>49.2</text:p>
          </table:table-cell>
          <table:table-cell office:value-type="float" office:value="50.8" calcext:value-type="float">
            <text:p>50.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Aston Vil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12-Mac-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437" calcext:value-type="float">
            <text:p>43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323" calcext:value-type="float">
            <text:p>32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4.2" calcext:value-type="float">
            <text:p>64.2</text:p>
          </table:table-cell>
          <table:table-cell office:value-type="float" office:value="35.8" calcext:value-type="float">
            <text:p>35.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74" calcext:value-type="float">
            <text:p>6.74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24-Okt-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379" calcext:value-type="float">
            <text:p>37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42" calcext:value-type="float">
            <text:p>6.42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Jpl, 23-Mei-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510" calcext:value-type="float">
            <text:p>5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278" calcext:value-type="float">
            <text:p>27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7.5" calcext:value-type="float">
            <text:p>67.5</text:p>
          </table:table-cell>
          <table:table-cell office:value-type="float" office:value="32.5" calcext:value-type="float">
            <text:p>32.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95" calcext:value-type="float">
            <text:p>6.95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Leices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tat, 02-Nov-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323" calcext:value-type="float">
            <text:p>32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98" calcext:value-type="float">
            <text:p>59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0.7" calcext:value-type="float">
            <text:p>60.7</text:p>
          </table:table-cell>
          <table:table-cell office:value-type="float" office:value="39.3" calcext:value-type="float">
            <text:p>39.3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49" calcext:value-type="float">
            <text:p>6.49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ewcastle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06-Nov-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67%)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16" calcext:value-type="float">
            <text:p>51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66" calcext:value-type="float">
            <text:p>6.66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Fulham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19-Des-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503" calcext:value-type="float">
            <text:p>50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.2" calcext:value-type="float">
            <text:p>29.2</text:p>
          </table:table-cell>
          <table:table-cell office:value-type="float" office:value="70.8" calcext:value-type="float">
            <text:p>70.8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47" calcext:value-type="float">
            <text:p>6.47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30-Apr-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68.9" calcext:value-type="float">
            <text:p>68.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6" calcext:value-type="float">
            <text:p>6.46</text:p>
          </table:table-cell>
          <table:table-cell office:value-type="float" office:value="6.86" calcext:value-type="float">
            <text:p>6.86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07-Feb-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20%)</text:p>
          </table:table-cell>
          <table:table-cell office:value-type="string" calcext:value-type="string">
            <text:p>Drew (20%)</text:p>
          </table:table-cell>
          <table:table-cell office:value-type="string" calcext:value-type="string">
            <text:p>Won (60%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286" calcext:value-type="float">
            <text:p>286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9.2" calcext:value-type="float">
            <text:p>59.2</text:p>
          </table:table-cell>
          <table:table-cell office:value-type="float" office:value="40.8" calcext:value-type="float">
            <text:p>40.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5" calcext:value-type="float">
            <text:p>6.75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Burnle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Jpl, 25-Apr-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412" calcext:value-type="float">
            <text:p>41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65.8" calcext:value-type="float">
            <text:p>65.8</text:p>
          </table:table-cell>
          <table:table-cell office:value-type="float" office:value="34.2" calcext:value-type="float">
            <text:p>34.2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.91" calcext:value-type="float">
            <text:p>6.91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Newcastle Uni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27-Sep-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345" calcext:value-type="float">
            <text:p>3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95" calcext:value-type="float">
            <text:p>59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3.9" calcext:value-type="float">
            <text:p>53.9</text:p>
          </table:table-cell>
          <table:table-cell office:value-type="float" office:value="46.1" calcext:value-type="float">
            <text:p>46.1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.6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Brigh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Jpl, 23-Mei-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09" calcext:value-type="float">
            <text:p>50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5" calcext:value-type="float">
            <text:p>53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6.2" calcext:value-type="float">
            <text:p>56.2</text:p>
          </table:table-cell>
          <table:table-cell office:value-type="float" office:value="43.8" calcext:value-type="float">
            <text:p>43.8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Wolverhampton Wander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29-Nov-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417" calcext:value-type="float">
            <text:p>41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455" calcext:value-type="float">
            <text:p>45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.9" calcext:value-type="float">
            <text:p>24.9</text:p>
          </table:table-cell>
          <table:table-cell office:value-type="float" office:value="75.1" calcext:value-type="float">
            <text:p>75.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76" calcext:value-type="float">
            <text:p>6.76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13-Des-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744" calcext:value-type="float">
            <text:p>74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.4" calcext:value-type="float">
            <text:p>29.4</text:p>
          </table:table-cell>
          <table:table-cell office:value-type="float" office:value="70.6" calcext:value-type="float">
            <text:p>70.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56" calcext:value-type="float">
            <text:p>6.56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12-Sep-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06" calcext:value-type="float">
            <text:p>60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63" calcext:value-type="float">
            <text:p>16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4.2" calcext:value-type="float">
            <text:p>64.2</text:p>
          </table:table-cell>
          <table:table-cell office:value-type="float" office:value="35.8" calcext:value-type="float">
            <text:p>35.8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62" calcext:value-type="float">
            <text:p>6.62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07-Mac-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34" calcext:value-type="float">
            <text:p>6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4.5" calcext:value-type="float">
            <text:p>54.5</text:p>
          </table:table-cell>
          <table:table-cell office:value-type="float" office:value="45.5" calcext:value-type="float">
            <text:p>45.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9" calcext:value-type="float">
            <text:p>6.49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Wolverhampton Wandere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02-Jan-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0%)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477" calcext:value-type="float">
            <text:p>47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99" calcext:value-type="float">
            <text:p>49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2.8" calcext:value-type="float">
            <text:p>52.8</text:p>
          </table:table-cell>
          <table:table-cell office:value-type="float" office:value="47.2" calcext:value-type="float">
            <text:p>47.2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58" calcext:value-type="float">
            <text:p>6.58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16-Apr-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465" calcext:value-type="float">
            <text:p>46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451" calcext:value-type="float">
            <text:p>45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7.7" calcext:value-type="float">
            <text:p>67.7</text:p>
          </table:table-cell>
          <table:table-cell office:value-type="float" office:value="32.3" calcext:value-type="float">
            <text:p>32.3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15" calcext:value-type="float">
            <text:p>7.15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Ever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Jpl, 23-Mei-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10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0%)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90" calcext:value-type="float">
            <text:p>69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8.3" calcext:value-type="float">
            <text:p>68.3</text:p>
          </table:table-cell>
          <table:table-cell office:value-type="float" office:value="31.7" calcext:value-type="float">
            <text:p>31.7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9" calcext:value-type="float">
            <text:p>6.69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Newcastle Unit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07-Mei-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295" calcext:value-type="float">
            <text:p>29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43" calcext:value-type="float">
            <text:p>54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.3" calcext:value-type="float">
            <text:p>22.3</text:p>
          </table:table-cell>
          <table:table-cell office:value-type="float" office:value="77.7" calcext:value-type="float">
            <text:p>77.7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6.91" calcext:value-type="float">
            <text:p>6.91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Manchester Cit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nne, 26-Jan-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.1" calcext:value-type="float">
            <text:p>29.1</text:p>
          </table:table-cell>
          <table:table-cell office:value-type="float" office:value="70.9" calcext:value-type="float">
            <text:p>70.9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6" calcext:value-type="float">
            <text:p>6.36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20-Feb-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44" calcext:value-type="float">
            <text:p>244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3.4" calcext:value-type="float">
            <text:p>63.4</text:p>
          </table:table-cell>
          <table:table-cell office:value-type="float" office:value="36.6" calcext:value-type="float">
            <text:p>36.6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46" calcext:value-type="float">
            <text:p>6.46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Newcastle Unit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25-Okt-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66" calcext:value-type="float">
            <text:p>66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.6" calcext:value-type="float">
            <text:p>35.6</text:p>
          </table:table-cell>
          <table:table-cell office:value-type="float" office:value="64.4" calcext:value-type="float">
            <text:p>64.4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76" calcext:value-type="float">
            <text:p>6.76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nne, 19-Jan-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659" calcext:value-type="float">
            <text:p>65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07" calcext:value-type="float">
            <text:p>30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6.7" calcext:value-type="float">
            <text:p>36.7</text:p>
          </table:table-cell>
          <table:table-cell office:value-type="float" office:value="63.3" calcext:value-type="float">
            <text:p>63.3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96" calcext:value-type="float">
            <text:p>6.96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Lee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02-Jan-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94" calcext:value-type="float">
            <text:p>29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8.8" calcext:value-type="float">
            <text:p>48.8</text:p>
          </table:table-cell>
          <table:table-cell office:value-type="float" office:value="51.2" calcext:value-type="float">
            <text:p>51.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string" calcext:value-type="string">
            <text:p>Liverpool</text:p>
          </table:table-cell>
          <table:table-cell office:value-type="string" calcext:value-type="string">
            <text:p>Leed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12-Sep-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0%)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484" calcext:value-type="float">
            <text:p>48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378" calcext:value-type="float">
            <text:p>37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.7" calcext:value-type="float">
            <text:p>46.7</text:p>
          </table:table-cell>
          <table:table-cell office:value-type="float" office:value="53.3" calcext:value-type="float">
            <text:p>53.3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67" calcext:value-type="float">
            <text:p>6.67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23-Feb-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277" calcext:value-type="float">
            <text:p>27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.55" calcext:value-type="float">
            <text:p>6.55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Manchester Unit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03-Mac-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31" calcext:value-type="float">
            <text:p>63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90" calcext:value-type="float">
            <text:p>29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.7" calcext:value-type="float">
            <text:p>47.7</text:p>
          </table:table-cell>
          <table:table-cell office:value-type="float" office:value="52.3" calcext:value-type="float">
            <text:p>52.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63" calcext:value-type="float">
            <text:p>6.63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03-Okt-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348" calcext:value-type="float">
            <text:p>34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4.4" calcext:value-type="float">
            <text:p>44.4</text:p>
          </table:table-cell>
          <table:table-cell office:value-type="float" office:value="55.6" calcext:value-type="float">
            <text:p>55.6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24" calcext:value-type="float">
            <text:p>6.24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heffield Unit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02-Jan-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67%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538" calcext:value-type="float">
            <text:p>53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355" calcext:value-type="float">
            <text:p>35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7.4" calcext:value-type="float">
            <text:p>57.4</text:p>
          </table:table-cell>
          <table:table-cell office:value-type="float" office:value="42.6" calcext:value-type="float">
            <text:p>42.6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61" calcext:value-type="float">
            <text:p>6.61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Newcastle Unit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27-Nov-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396" calcext:value-type="float">
            <text:p>39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2" calcext:value-type="float">
            <text:p>6.42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Fulh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Jtan, 27-Jan-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455" calcext:value-type="float">
            <text:p>45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350" calcext:value-type="float">
            <text:p>35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41" calcext:value-type="float">
            <text:p>6.41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27-Jan-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47" calcext:value-type="float">
            <text:p>24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2.7" calcext:value-type="float">
            <text:p>62.7</text:p>
          </table:table-cell>
          <table:table-cell office:value-type="float" office:value="37.3" calcext:value-type="float">
            <text:p>37.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71" calcext:value-type="float">
            <text:p>6.71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Manchester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nne, 18-Mei-2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65" calcext:value-type="float">
            <text:p>56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0.2" calcext:value-type="float">
            <text:p>70.2</text:p>
          </table:table-cell>
          <table:table-cell office:value-type="float" office:value="29.8" calcext:value-type="float">
            <text:p>29.8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West Bromwich Alb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pl, 25-Apr-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255" calcext:value-type="float">
            <text:p>25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3.4" calcext:value-type="float">
            <text:p>63.4</text:p>
          </table:table-cell>
          <table:table-cell office:value-type="float" office:value="36.6" calcext:value-type="float">
            <text:p>36.6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71" calcext:value-type="float">
            <text:p>6.71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Aston Vi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tat, 28-Des-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10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0%)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91" calcext:value-type="float">
            <text:p>4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9.8" calcext:value-type="float">
            <text:p>49.8</text:p>
          </table:table-cell>
          <table:table-cell office:value-type="float" office:value="50.2" calcext:value-type="float">
            <text:p>50.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63" calcext:value-type="float">
            <text:p>6.63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Alh, 28-Jan-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00%)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610" calcext:value-type="float">
            <text:p>6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41" calcext:value-type="float">
            <text:p>541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27.9" calcext:value-type="float">
            <text:p>27.9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57" calcext:value-type="float">
            <text:p>6.57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Wolverhampton Wander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nne, 02-Mac-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321" calcext:value-type="float">
            <text:p>32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758" calcext:value-type="float">
            <text:p>75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6.8" calcext:value-type="float">
            <text:p>56.8</text:p>
          </table:table-cell>
          <table:table-cell office:value-type="float" office:value="43.2" calcext:value-type="float">
            <text:p>43.2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13" calcext:value-type="float">
            <text:p>6.13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Burnle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tat, 19-Okt-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389" calcext:value-type="float">
            <text:p>38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406" calcext:value-type="float">
            <text:p>40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.8" calcext:value-type="float">
            <text:p>6.8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Newcastle Uni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Jpl, 23-Mei-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354" calcext:value-type="float">
            <text:p>35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62" calcext:value-type="float">
            <text:p>56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8.9" calcext:value-type="float">
            <text:p>68.9</text:p>
          </table:table-cell>
          <table:table-cell office:value-type="float" office:value="31.1" calcext:value-type="float">
            <text:p>31.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64" calcext:value-type="float">
            <text:p>6.64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Fulh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mos, 05-Des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(100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0%)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64" calcext:value-type="float">
            <text:p>76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54" calcext:value-type="float">
            <text:p>6.54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Ever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06-Feb-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419" calcext:value-type="float">
            <text:p>4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16" calcext:value-type="float">
            <text:p>61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88" calcext:value-type="float">
            <text:p>6.88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Jpl, 21-Mac-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83%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442" calcext:value-type="float">
            <text:p>4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70" calcext:value-type="float">
            <text:p>37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.5" calcext:value-type="float">
            <text:p>65.5</text:p>
          </table:table-cell>
          <table:table-cell office:value-type="float" office:value="34.5" calcext:value-type="float">
            <text:p>34.5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65" calcext:value-type="float">
            <text:p>6.65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Jmos, 13-Mac-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484" calcext:value-type="float">
            <text:p>48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41" calcext:value-type="float">
            <text:p>6.41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Newcastle Unit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12-Sep-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368" calcext:value-type="float">
            <text:p>36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426" calcext:value-type="float">
            <text:p>42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61.3" calcext:value-type="float">
            <text:p>61.3</text:p>
          </table:table-cell>
          <table:table-cell office:value-type="float" office:value="38.7" calcext:value-type="float">
            <text:p>38.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76" calcext:value-type="float">
            <text:p>6.76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Newcastle United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nne, 02-Feb-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411" calcext:value-type="float">
            <text:p>41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43" calcext:value-type="float">
            <text:p>54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8.4" calcext:value-type="float">
            <text:p>78.4</text:p>
          </table:table-cell>
          <table:table-cell office:value-type="float" office:value="21.6" calcext:value-type="float">
            <text:p>21.6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54" calcext:value-type="float">
            <text:p>6.54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est Bromwich Alb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27-Des-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17%)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233" calcext:value-type="float">
            <text:p>23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754" calcext:value-type="float">
            <text:p>75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4.6" calcext:value-type="float">
            <text:p>54.6</text:p>
          </table:table-cell>
          <table:table-cell office:value-type="float" office:value="45.4" calcext:value-type="float">
            <text:p>45.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76" calcext:value-type="float">
            <text:p>6.76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Liverp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Jpl, 08-Nov-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07" calcext:value-type="float">
            <text:p>50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8.1" calcext:value-type="float">
            <text:p>38.1</text:p>
          </table:table-cell>
          <table:table-cell office:value-type="float" office:value="61.9" calcext:value-type="float">
            <text:p>61.9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42" calcext:value-type="float">
            <text:p>6.4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Jmos, 02-Jan-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50%)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653" calcext:value-type="float">
            <text:p>6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310" calcext:value-type="float">
            <text:p>31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6.2" calcext:value-type="float">
            <text:p>66.2</text:p>
          </table:table-cell>
          <table:table-cell office:value-type="float" office:value="33.8" calcext:value-type="float">
            <text:p>33.8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47" calcext:value-type="float">
            <text:p>6.47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Sheffield United</text:p>
          </table:table-cell>
          <table:table-cell office:value-type="string" calcext:value-type="string">
            <text:p>Newcastle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nne, 12-Jan-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n (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83%)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301" calcext:value-type="float">
            <text:p>3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496" calcext:value-type="float">
            <text:p>49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0.8" calcext:value-type="float">
            <text:p>50.8</text:p>
          </table:table-cell>
          <table:table-cell office:value-type="float" office:value="49.2" calcext:value-type="float">
            <text:p>49.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4" calcext:value-type="float">
            <text:p>6.74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Leed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Jpl, 31-Jan-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66" calcext:value-type="float">
            <text:p>3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3.4" calcext:value-type="float">
            <text:p>43.4</text:p>
          </table:table-cell>
          <table:table-cell office:value-type="float" office:value="56.6" calcext:value-type="float">
            <text:p>56.6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Brigh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Jpl, 01-Nov-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17%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331" calcext:value-type="float">
            <text:p>33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0.8" calcext:value-type="float">
            <text:p>40.8</text:p>
          </table:table-cell>
          <table:table-cell office:value-type="float" office:value="59.2" calcext:value-type="float">
            <text:p>59.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Leed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jm, 23-Okt-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50%)</text:p>
          </table:table-cell>
          <table:table-cell office:value-type="string" calcext:value-type="string">
            <text:p>Won (33%)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72" calcext:value-type="float">
            <text:p>47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48" calcext:value-type="float">
            <text:p>24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0.5" calcext:value-type="float">
            <text:p>50.5</text:p>
          </table:table-cell>
          <table:table-cell office:value-type="float" office:value="49.5" calcext:value-type="float">
            <text:p>49.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68" calcext:value-type="float">
            <text:p>6.68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Wolverhampton Wanderers</text:p>
          </table:table-cell>
          <table:table-cell office:value-type="string" calcext:value-type="string">
            <text:p>Aston Vil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Jmos, 12-Des-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366" calcext:value-type="float">
            <text:p>36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5.2" calcext:value-type="float">
            <text:p>35.2</text:p>
          </table:table-cell>
          <table:table-cell office:value-type="float" office:value="64.8" calcext:value-type="float">
            <text:p>64.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string" calcext:value-type="string">
            <text:p>Arsenal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16-Des-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17%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291" calcext:value-type="float">
            <text:p>29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1.7" calcext:value-type="float">
            <text:p>61.7</text:p>
          </table:table-cell>
          <table:table-cell office:value-type="float" office:value="38.3" calcext:value-type="float">
            <text:p>38.3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03" calcext:value-type="float">
            <text:p>7.03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21-Apr-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70" calcext:value-type="float">
            <text:p>57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57" calcext:value-type="float">
            <text:p>6.5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10-Mac-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n (83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17%)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30" calcext:value-type="float">
            <text:p>63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.1" calcext:value-type="float">
            <text:p>33.1</text:p>
          </table:table-cell>
          <table:table-cell office:value-type="float" office:value="66.9" calcext:value-type="float">
            <text:p>66.9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.24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Jtat, 28-Des-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n (67%)</text:p>
          </table:table-cell>
          <table:table-cell office:value-type="string" calcext:value-type="string">
            <text:p>Drew (0%)</text:p>
          </table:table-cell>
          <table:table-cell office:value-type="string" calcext:value-type="string">
            <text:p>Won (33%)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34" calcext:value-type="float">
            <text:p>23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7.5" calcext:value-type="float">
            <text:p>57.5</text:p>
          </table:table-cell>
          <table:table-cell office:value-type="float" office:value="42.5" calcext:value-type="float">
            <text:p>42.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84" calcext:value-type="float">
            <text:p>6.84</text:p>
          </table:table-cell>
          <table:table-cell office:value-type="float" office:value="6.73" calcext:value-type="float">
            <text:p>6.73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Leices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Jtan, 03-Feb-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on (50%)</text:p>
          </table:table-cell>
          <table:table-cell office:value-type="string" calcext:value-type="string">
            <text:p>Drew (17%)</text:p>
          </table:table-cell>
          <table:table-cell office:value-type="string" calcext:value-type="string">
            <text:p>Won (33%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466" calcext:value-type="float">
            <text:p>46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544" calcext:value-type="float">
            <text:p>54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2.5" calcext:value-type="float">
            <text:p>52.5</text:p>
          </table:table-cell>
          <table:table-cell office:value-type="float" office:value="47.5" calcext:value-type="float">
            <text:p>47.5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West Bromwich Albion</text:p>
          </table:table-cell>
          <table:table-cell office:value-type="string" calcext:value-type="string">
            <text:p>West Ha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Jtan, 19-Mei-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33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33%)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305" calcext:value-type="float">
            <text:p>305</text:p>
          </table:table-cell>
          <table:table-cell office:value-type="float" office:value="275" calcext:value-type="float">
            <text:p>275</text:p>
          </table:table-cell>
        </table:table-row>
      </table:table>
      <table:table table:name="Match0" table:style-name="ta1">
        <table:table-column table:style-name="co3" table:number-columns-repeated="54" table:default-cell-style-name="Default"/>
        <table:table-row table:style-name="ro1">
          <table:table-cell/>
          <table:table-cell office:value-type="string" calcext:value-type="string">
            <text:p>home_shot</text:p>
          </table:table-cell>
          <table:table-cell office:value-type="string" calcext:value-type="string">
            <text:p>away_shot</text:p>
          </table:table-cell>
          <table:table-cell office:value-type="string" calcext:value-type="string">
            <text:p>home_possession</text:p>
          </table:table-cell>
          <table:table-cell office:value-type="string" calcext:value-type="string">
            <text:p>away_possession</text:p>
          </table:table-cell>
          <table:table-cell office:value-type="string" calcext:value-type="string">
            <text:p>home_pass_success</text:p>
          </table:table-cell>
          <table:table-cell office:value-type="string" calcext:value-type="string">
            <text:p>away_pass_success</text:p>
          </table:table-cell>
          <table:table-cell office:value-type="string" calcext:value-type="string">
            <text:p>home_dribbles</text:p>
          </table:table-cell>
          <table:table-cell office:value-type="string" calcext:value-type="string">
            <text:p>away_dribbles</text:p>
          </table:table-cell>
          <table:table-cell office:value-type="string" calcext:value-type="string">
            <text:p>home_aerials_won</text:p>
          </table:table-cell>
          <table:table-cell office:value-type="string" calcext:value-type="string">
            <text:p>away_aerials_won</text:p>
          </table:table-cell>
          <table:table-cell office:value-type="string" calcext:value-type="string">
            <text:p>home_tackles</text:p>
          </table:table-cell>
          <table:table-cell office:value-type="string" calcext:value-type="string">
            <text:p>away_tackles</text:p>
          </table:table-cell>
          <table:table-cell office:value-type="string" calcext:value-type="string">
            <text:p>home_corners</text:p>
          </table:table-cell>
          <table:table-cell office:value-type="string" calcext:value-type="string">
            <text:p>away_corners</text:p>
          </table:table-cell>
          <table:table-cell office:value-type="string" calcext:value-type="string">
            <text:p>home_dispossessed</text:p>
          </table:table-cell>
          <table:table-cell office:value-type="string" calcext:value-type="string">
            <text:p>away_dispossessed</text:p>
          </table:table-cell>
          <table:table-cell office:value-type="string" calcext:value-type="string">
            <text:p>home_missing_player</text:p>
          </table:table-cell>
          <table:table-cell office:value-type="string" calcext:value-type="string">
            <text:p>away_missing_player</text:p>
          </table:table-cell>
          <table:table-cell office:value-type="string" calcext:value-type="string">
            <text:p>home_missing_player_rating</text:p>
          </table:table-cell>
          <table:table-cell office:value-type="string" calcext:value-type="string">
            <text:p>away_missing_player_rating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alf_home_score</text:p>
          </table:table-cell>
          <table:table-cell office:value-type="string" calcext:value-type="string">
            <text:p>half_away_score</text:p>
          </table:table-cell>
          <table:table-cell office:value-type="string" calcext:value-type="string">
            <text:p>full_home_score</text:p>
          </table:table-cell>
          <table:table-cell office:value-type="string" calcext:value-type="string">
            <text:p>full_away_score</text:p>
          </table:table-cell>
          <table:table-cell office:value-type="string" calcext:value-type="string">
            <text:p>kick_off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atchup_home_goals</text:p>
          </table:table-cell>
          <table:table-cell office:value-type="string" calcext:value-type="string">
            <text:p>matchup_away_goals</text:p>
          </table:table-cell>
          <table:table-cell office:value-type="string" calcext:value-type="string">
            <text:p>matchup_home_wins</text:p>
          </table:table-cell>
          <table:table-cell office:value-type="string" calcext:value-type="string">
            <text:p>matchup_draw</text:p>
          </table:table-cell>
          <table:table-cell office:value-type="string" calcext:value-type="string">
            <text:p>matchup_away_wins</text:p>
          </table:table-cell>
          <table:table-cell office:value-type="string" calcext:value-type="string">
            <text:p>home_total_att</text:p>
          </table:table-cell>
          <table:table-cell office:value-type="string" calcext:value-type="string">
            <text:p>away_total_att</text:p>
          </table:table-cell>
          <table:table-cell office:value-type="string" calcext:value-type="string">
            <text:p>home_open_att</text:p>
          </table:table-cell>
          <table:table-cell office:value-type="string" calcext:value-type="string">
            <text:p>away_open_att</text:p>
          </table:table-cell>
          <table:table-cell office:value-type="string" calcext:value-type="string">
            <text:p>home_set_att</text:p>
          </table:table-cell>
          <table:table-cell office:value-type="string" calcext:value-type="string">
            <text:p>away_set_att</text:p>
          </table:table-cell>
          <table:table-cell office:value-type="string" calcext:value-type="string">
            <text:p>home_counter_att</text:p>
          </table:table-cell>
          <table:table-cell office:value-type="string" calcext:value-type="string">
            <text:p>away_counter_att</text:p>
          </table:table-cell>
          <table:table-cell office:value-type="string" calcext:value-type="string">
            <text:p>home_pk_att</text:p>
          </table:table-cell>
          <table:table-cell office:value-type="string" calcext:value-type="string">
            <text:p>away_pk_att</text:p>
          </table:table-cell>
          <table:table-cell office:value-type="string" calcext:value-type="string">
            <text:p>home_own_att</text:p>
          </table:table-cell>
          <table:table-cell office:value-type="string" calcext:value-type="string">
            <text:p>away_own_att</text:p>
          </table:table-cell>
          <table:table-cell office:value-type="string" calcext:value-type="string">
            <text:p>home_total_passes</text:p>
          </table:table-cell>
          <table:table-cell office:value-type="string" calcext:value-type="string">
            <text:p>away_total_passes</text:p>
          </table:table-cell>
          <table:table-cell office:value-type="string" calcext:value-type="string">
            <text:p>home_crosses_passes</text:p>
          </table:table-cell>
          <table:table-cell office:value-type="string" calcext:value-type="string">
            <text:p>away_crosses_passes</text:p>
          </table:table-cell>
          <table:table-cell office:value-type="string" calcext:value-type="string">
            <text:p>home_long_balls</text:p>
          </table:table-cell>
          <table:table-cell office:value-type="string" calcext:value-type="string">
            <text:p>away_long_balls</text:p>
          </table:table-cell>
          <table:table-cell office:value-type="string" calcext:value-type="string">
            <text:p>home_short_passes</text:p>
          </table:table-cell>
          <table:table-cell office:value-type="string" calcext:value-type="string">
            <text:p>away_short_pass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26.5" calcext:value-type="float">
            <text:p>26.5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13" calcext:value-type="float">
            <text:p>6.13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Sheffield Unit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12:00</text:p>
          </table:table-cell>
          <table:table-cell office:value-type="string" calcext:value-type="string">
            <text:p>Jpl, 20-Des-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n (17%)</text:p>
          </table:table-cell>
          <table:table-cell office:value-type="string" calcext:value-type="string">
            <text:p>Drew (33%)</text:p>
          </table:table-cell>
          <table:table-cell office:value-type="string" calcext:value-type="string">
            <text:p>Won (50%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97" calcext:value-type="float">
            <text:p>497</text:p>
          </table:table-cell>
          <table:table-cell office:value-type="float" office:value="155" calcext:value-type="float">
            <text:p>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6T09:35:28.142617384</dc:date>
    <meta:editing-duration>PT3M30S</meta:editing-duration>
    <meta:editing-cycles>2</meta:editing-cycles>
    <meta:generator>LibreOffice/6.4.7.2$Linux_X86_64 LibreOffice_project/40$Build-2</meta:generator>
    <meta:document-statistic meta:table-count="3" meta:cell-count="21427" meta:object-count="0"/>
  </office:meta>
</office:document-meta>
</file>